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13C835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ndaleMono1" svg:font-family="AndaleMono" style:font-family-generic="roma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17.258cm" fo:margin-left="0cm" fo:margin-right="-0.259cm" table:align="margins"/>
    </style:style>
    <style:style style:name="Таблица10.A" style:family="table-column">
      <style:table-column-properties style:column-width="3.658cm" style:rel-column-width="13892*"/>
    </style:style>
    <style:style style:name="Таблица10.B" style:family="table-column">
      <style:table-column-properties style:column-width="0.102cm" style:rel-column-width="388*"/>
    </style:style>
    <style:style style:name="Таблица10.J" style:family="table-column">
      <style:table-column-properties style:column-width="0.815cm" style:rel-column-width="3094*"/>
    </style:style>
    <style:style style:name="Таблица10.K" style:family="table-column">
      <style:table-column-properties style:column-width="11.968cm" style:rel-column-width="45445*"/>
    </style:style>
    <style:style style:name="Таблица10.1" style:family="table-row">
      <style:table-row-properties style:min-row-height="24.717cm"/>
    </style:style>
    <style:style style:name="Таблица10.A1" style:family="table-cell">
      <style:table-cell-properties fo:padding="0cm" fo:border="none"/>
    </style:style>
    <style:style style:name="Таблица10.B1" style:family="table-cell">
      <style:table-cell-properties fo:padding="0.051cm" fo:border-left="0.5pt solid #000000" fo:border-right="none" fo:border-top="none" fo:border-bottom="none"/>
    </style:style>
    <style:style style:name="Таблица10.I1" style:family="table-cell">
      <style:table-cell-properties fo:padding="0.051cm" fo:border-left="0.5pt solid #000000" fo:border-right="0.5pt solid #000000" fo:border-top="none" fo:border-bottom="none"/>
    </style:style>
    <style:style style:name="Таблица11" style:family="table">
      <style:table-properties style:width="7.098cm" fo:margin-left="0.249cm" fo:margin-right="4.621cm" table:align="margins"/>
    </style:style>
    <style:style style:name="Таблица11.A" style:family="table-column">
      <style:table-column-properties style:column-width="3.044cm" style:rel-column-width="28114*"/>
    </style:style>
    <style:style style:name="Таблица11.B" style:family="table-column">
      <style:table-column-properties style:column-width="4.053cm" style:rel-column-width="37421*"/>
    </style:style>
    <style:style style:name="Таблица11.A1" style:family="table-cell">
      <style:table-cell-properties fo:padding="0.097cm" fo:border-left="none" fo:border-right="none" fo:border-top="none" fo:border-bottom="0.5pt solid #000000"/>
    </style:style>
    <style:style style:name="Таблица11.B1" style:family="table-cell">
      <style:table-cell-properties fo:padding="0.097cm" fo:border-left="0.5pt solid #000000" fo:border-right="none" fo:border-top="none" fo:border-bottom="0.5pt solid #000000"/>
    </style:style>
    <style:style style:name="Таблица11.A2" style:family="table-cell">
      <style:table-cell-properties fo:padding="0.097cm" fo:border="none"/>
    </style:style>
    <style:style style:name="Таблица11.B2" style:family="table-cell">
      <style:table-cell-properties fo:padding="0.097cm" fo:border-left="0.5pt solid #000000" fo:border-right="none" fo:border-top="none" fo:border-bottom="none"/>
    </style:style>
    <style:style style:name="Bits112" style:family="table">
      <style:table-properties style:width="16.993cm" table:align="left" style:may-break-between-rows="false"/>
    </style:style>
    <style:style style:name="Bits112.A" style:family="table-column">
      <style:table-column-properties style:column-width="0.605cm"/>
    </style:style>
    <style:style style:name="Bits112.B" style:family="table-column">
      <style:table-column-properties style:column-width="0.607cm"/>
    </style:style>
    <style:style style:name="Bits112.F" style:family="table-column">
      <style:table-column-properties style:column-width="0.609cm"/>
    </style:style>
    <style:style style:name="Bits112.R" style:family="table-column">
      <style:table-column-properties style:column-width="0.471cm"/>
    </style:style>
    <style:style style:name="Bits112.S" style:family="table-column">
      <style:table-column-properties style:column-width="0.741cm"/>
    </style:style>
    <style:style style:name="Bits11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Bits112.A2" style:family="table-cell">
      <style:table-cell-properties fo:padding-left="0cm" fo:padding-right="0cm" fo:padding-top="0.102cm" fo:padding-bottom="0.102cm" fo:border-left="0.05pt solid #000000" fo:border-right="none" fo:border-top="none" fo:border-bottom="0.05pt solid #000000"/>
    </style:style>
    <style:style style:name="Bits112.Z2" style:family="table-cell">
      <style:table-cell-properties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0.586cm" style:rel-column-width="2257*"/>
    </style:style>
    <style:style style:name="Table1.D" style:family="table-column">
      <style:table-column-properties style:column-width="0.587cm" style:rel-column-width="2264*"/>
    </style:style>
    <style:style style:name="Table1.U" style:family="table-column">
      <style:table-column-properties style:column-width="0.504cm" style:rel-column-width="1944*"/>
    </style:style>
    <style:style style:name="Table1.V" style:family="table-column">
      <style:table-column-properties style:column-width="0.794cm" style:rel-column-width="3060*"/>
    </style:style>
    <style:style style:name="Table1.W" style:family="table-column">
      <style:table-column-properties style:column-width="0.473cm" style:rel-column-width="1822*"/>
    </style:style>
    <style:style style:name="Table1.X" style:family="table-column">
      <style:table-column-properties style:column-width="0.642cm" style:rel-column-width="2475*"/>
    </style:style>
    <style:style style:name="Table1.Y" style:family="table-column">
      <style:table-column-properties style:column-width="0.517cm" style:rel-column-width="1992*"/>
    </style:style>
    <style:style style:name="Table1.c" style:family="table-column">
      <style:table-column-properties style:column-width="0.593cm" style:rel-column-width="2282*"/>
    </style:style>
    <style:style style:name="Table1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1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1.Y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2" style:family="table">
      <style:table-properties style:width="16.97cm" table:align="left" style:may-break-between-rows="false"/>
    </style:style>
    <style:style style:name="Table2.A" style:family="table-column">
      <style:table-column-properties style:column-width="0.639cm"/>
    </style:style>
    <style:style style:name="Table2.B" style:family="table-column">
      <style:table-column-properties style:column-width="0.628cm"/>
    </style:style>
    <style:style style:name="Table2.M" style:family="table-column">
      <style:table-column-properties style:column-width="0.543cm"/>
    </style:style>
    <style:style style:name="Table2.N" style:family="table-column">
      <style:table-column-properties style:column-width="0.49cm"/>
    </style:style>
    <style:style style:name="Table2.O" style:family="table-column">
      <style:table-column-properties style:column-width="0.794cm"/>
    </style:style>
    <style:style style:name="Table2.Q" style:family="table-column">
      <style:table-column-properties style:column-width="0.473cm"/>
    </style:style>
    <style:style style:name="Table2.R" style:family="table-column">
      <style:table-column-properties style:column-width="0.624cm"/>
    </style:style>
    <style:style style:name="Table2.S" style:family="table-column">
      <style:table-column-properties style:column-width="0.321cm"/>
    </style:style>
    <style:style style:name="Table2.T" style:family="table-column">
      <style:table-column-properties style:column-width="0.642cm"/>
    </style:style>
    <style:style style:name="Table2.W" style:family="table-column">
      <style:table-column-properties style:column-width="0.492cm"/>
    </style:style>
    <style:style style:name="Table2.X" style:family="table-column">
      <style:table-column-properties style:column-width="0.774cm"/>
    </style:style>
    <style:style style:name="Table2.a" style:family="table-column">
      <style:table-column-properties style:column-width="0.926cm"/>
    </style:style>
    <style:style style:name="Table2.A1" style:family="table-cell">
      <style:table-cell-properties fo:background-color="transparent" fo:padding-left="0cm" fo:padding-right="0cm" fo:padding-top="0.102cm" fo:padding-bottom="0.102cm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C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D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E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F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G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H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I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J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K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L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M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N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O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P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Q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R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S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T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U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V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W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X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Y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Z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0.794cm" style:rel-column-width="3060*"/>
    </style:style>
    <style:style style:name="Table3.C" style:family="table-column">
      <style:table-column-properties style:column-width="0.321cm" style:rel-column-width="1237*"/>
    </style:style>
    <style:style style:name="Table3.D" style:family="table-column">
      <style:table-column-properties style:column-width="0.473cm" style:rel-column-width="1822*"/>
    </style:style>
    <style:style style:name="Table3.E" style:family="table-column">
      <style:table-column-properties style:column-width="0.653cm" style:rel-column-width="2516*"/>
    </style:style>
    <style:style style:name="Table3.F" style:family="table-column">
      <style:table-column-properties style:column-width="0.783cm" style:rel-column-width="3019*"/>
    </style:style>
    <style:style style:name="Table3.G" style:family="table-column">
      <style:table-column-properties style:column-width="0.432cm" style:rel-column-width="1666*"/>
    </style:style>
    <style:style style:name="Table3.H" style:family="table-column">
      <style:table-column-properties style:column-width="0.607cm" style:rel-column-width="2339*"/>
    </style:style>
    <style:style style:name="Table3.N" style:family="table-column">
      <style:table-column-properties style:column-width="0.519cm" style:rel-column-width="1999*"/>
    </style:style>
    <style:style style:name="Table3.P" style:family="table-column">
      <style:table-column-properties style:column-width="0.829cm" style:rel-column-width="3196*"/>
    </style:style>
    <style:style style:name="Table3.Q" style:family="table-column">
      <style:table-column-properties style:column-width="0.928cm" style:rel-column-width="3576*"/>
    </style:style>
    <style:style style:name="Table3.S" style:family="table-column">
      <style:table-column-properties style:column-width="0.624cm" style:rel-column-width="2407*"/>
    </style:style>
    <style:style style:name="Table3.T" style:family="table-column">
      <style:table-column-properties style:column-width="0.404cm" style:rel-column-width="1557*"/>
    </style:style>
    <style:style style:name="Table3.W" style:family="table-column">
      <style:table-column-properties style:column-width="0.609cm" style:rel-column-width="2346*"/>
    </style:style>
    <style:style style:name="Table3.a" style:family="table-column">
      <style:table-column-properties style:column-width="0.413cm" style:rel-column-width="1591*"/>
    </style:style>
    <style:style style:name="Table3.b" style:family="table-column">
      <style:table-column-properties style:column-width="0.804cm" style:rel-column-width="3103*"/>
    </style:style>
    <style:style style:name="Table3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3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.R3" style:family="table-cell">
      <style:table-cell-properties style:vertical-align="middle" fo:padding="0.102cm" fo:border-left="0.05pt solid #000000" fo:border-right="none" fo:border-top="none" fo:border-bottom="none"/>
    </style:style>
    <style:style style:name="Microbits" style:family="table">
      <style:table-properties style:width="16.999cm" table:align="margins"/>
    </style:style>
    <style:style style:name="Microbits.A" style:family="table-column">
      <style:table-column-properties style:column-width="1.743cm" style:rel-column-width="6718*"/>
    </style:style>
    <style:style style:name="Microbits.B" style:family="table-column">
      <style:table-column-properties style:column-width="1.741cm" style:rel-column-width="6711*"/>
    </style:style>
    <style:style style:name="Microbits.C" style:family="table-column">
      <style:table-column-properties style:column-width="1.434cm" style:rel-column-width="5528*"/>
    </style:style>
    <style:style style:name="Microbits.D" style:family="table-column">
      <style:table-column-properties style:column-width="12.081cm" style:rel-column-width="46578*"/>
    </style:style>
    <style:style style:name="Microbits.A1" style:family="table-cell">
      <style:table-cell-properties fo:padding="0.097cm" fo:border-left="0.05pt solid #000000" fo:border-right="none" fo:border-top="0.05pt solid #000000" fo:border-bottom="0.05pt solid #000000"/>
    </style:style>
    <style:style style:name="Microbits.D1" style:family="table-cell">
      <style:table-cell-properties fo:padding="0.097cm" fo:border="0.05pt solid #000000"/>
    </style:style>
    <style:style style:name="Microbits.2" style:family="table-row">
      <style:table-row-properties fo:keep-together="always"/>
    </style:style>
    <style:style style:name="Microbits.A2" style:family="table-cell">
      <style:table-cell-properties fo:padding="0.097cm" fo:border-left="0.05pt solid #000000" fo:border-right="none" fo:border-top="none" fo:border-bottom="0.05pt solid #000000"/>
    </style:style>
    <style:style style:name="Microbits.D2" style:family="table-cell">
      <style:table-cell-properties fo:padding="0.097cm" fo:border-left="0.05pt solid #000000" fo:border-right="0.05pt solid #000000" fo:border-top="none" fo:border-bottom="0.05pt solid #000000"/>
    </style:style>
    <style:style style:name="Microbits.1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Standard">
      <style:text-properties officeooo:paragraph-rsid="001c80d4"/>
    </style:style>
    <style:style style:name="P4" style:family="paragraph" style:parent-style-name="Standard">
      <style:paragraph-properties fo:text-align="center" style:justify-single-word="false"/>
      <style:text-properties fo:font-size="9pt" officeooo:rsid="001c80d4" officeooo:paragraph-rsid="001c80d4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c80d4" officeooo:paragraph-rsid="001c879d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c80d4" officeooo:paragraph-rsid="001d7cdb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1c80d4" officeooo:paragraph-rsid="001f48ae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c80d4" officeooo:paragraph-rsid="001fdb00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20f98b" officeooo:paragraph-rsid="00255c1b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255c1b" officeooo:paragraph-rsid="00255c1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officeooo:rsid="0026fbb7" officeooo:paragraph-rsid="0028dcb3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26fbb7" officeooo:paragraph-rsid="00293630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rsid="0029aaae" officeooo:paragraph-rsid="0029aaae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29aaae" officeooo:paragraph-rsid="0029ecc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2af319" officeooo:paragraph-rsid="002af319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af319" officeooo:paragraph-rsid="002bad53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34d55f" officeooo:paragraph-rsid="0034d55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1pt" officeooo:rsid="0036851c" officeooo:paragraph-rsid="0036851c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officeooo:rsid="001c80d4" officeooo:paragraph-rsid="0036851c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c80d4" officeooo:paragraph-rsid="001c879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20f98b" officeooo:paragraph-rsid="0036851c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255c1b" officeooo:paragraph-rsid="0036851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2af319" officeooo:paragraph-rsid="004855a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af319" officeooo:paragraph-rsid="0046984e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2af319" officeooo:paragraph-rsid="00444bb9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officeooo:rsid="0026fbb7" officeooo:paragraph-rsid="003e83f4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officeooo:rsid="0026fbb7" officeooo:paragraph-rsid="003facb4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officeooo:rsid="0026fbb7" officeooo:paragraph-rsid="003fc36f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officeooo:rsid="0026fbb7" officeooo:paragraph-rsid="00411f0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rsid="0026fbb7" officeooo:paragraph-rsid="004307cf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rsid="0029aaae" officeooo:paragraph-rsid="004307cf" style:font-size-asian="11pt" style:font-size-complex="11pt"/>
    </style:style>
    <style:style style:name="P34" style:family="paragraph" style:parent-style-name="Table_20_Heading">
      <style:paragraph-properties fo:margin-left="0cm" fo:margin-right="0cm" fo:text-indent="0cm" style:auto-text-indent="false"/>
    </style:style>
    <style:style style:name="P35" style:family="paragraph" style:parent-style-name="Table_20_Heading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cm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39" style:family="paragraph" style:parent-style-name="Text_20_body">
      <style:paragraph-properties fo:margin-left="2.501cm" fo:margin-right="0cm" fo:text-indent="0cm" style:auto-text-indent="false"/>
    </style:style>
    <style:style style:name="P40" style:family="paragraph" style:parent-style-name="Text_20_body">
      <style:paragraph-properties fo:margin-left="3.752cm" fo:margin-right="0cm" fo:text-indent="0cm" style:auto-text-indent="false"/>
    </style:style>
    <style:style style:name="P41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style:text-underline-style="none" fo:font-weight="normal" officeooo:rsid="0018dcf5" officeooo:paragraph-rsid="0018dcf5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style:text-underline-style="none" fo:font-weight="normal" officeooo:rsid="0018dcf5" officeooo:paragraph-rsid="0019251c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officeooo:paragraph-rsid="001a1e6e"/>
    </style:style>
    <style:style style:name="P45" style:family="paragraph" style:parent-style-name="Text_20_body">
      <style:paragraph-properties loext:contextual-spacing="false" fo:margin-top="0cm" fo:margin-bottom="0cm" style:contextual-spacing="false"/>
    </style:style>
    <style:style style:name="P46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size="9pt" officeooo:rsid="001b752c" officeooo:paragraph-rsid="001b752c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paragraph-rsid="001c80d4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size="9pt" officeooo:rsid="001c879d" officeooo:paragraph-rsid="001c879d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01d4c16" officeooo:paragraph-rsid="001d4c16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0353b51" officeooo:paragraph-rsid="00353b51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officeooo:rsid="0036851c" officeooo:paragraph-rsid="0036851c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officeooo:rsid="003864af" officeooo:paragraph-rsid="003864af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officeooo:rsid="0039efe4" officeooo:paragraph-rsid="0039efe4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officeooo:rsid="0039fe21" officeooo:paragraph-rsid="0039fe21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officeooo:rsid="003d0ba6" officeooo:paragraph-rsid="003d0ba6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officeooo:rsid="003e83f4" officeooo:paragraph-rsid="003e83f4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officeooo:rsid="003facb4" officeooo:paragraph-rsid="003facb4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3fc36f" officeooo:paragraph-rsid="003fc36f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officeooo:rsid="00411f07" officeooo:paragraph-rsid="00411f07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officeooo:rsid="004307cf" officeooo:paragraph-rsid="004307cf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rsid="00444bb9" officeooo:paragraph-rsid="00444bb9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officeooo:rsid="00455cf0" officeooo:paragraph-rsid="00455cf0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officeooo:rsid="0046984e" officeooo:paragraph-rsid="0046984e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officeooo:rsid="004855a7" officeooo:paragraph-rsid="004855a7" style:font-size-asian="9pt" style:font-size-complex="9pt"/>
    </style:style>
    <style:style style:name="P69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officeooo:rsid="004c7435" officeooo:paragraph-rsid="00559586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officeooo:rsid="004c7435" officeooo:paragraph-rsid="005e8677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officeooo:rsid="004c7435" officeooo:paragraph-rsid="00618b74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officeooo:rsid="00519dfa" officeooo:paragraph-rsid="00519dfa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fo:font-size="11pt" officeooo:rsid="00353b51" officeooo:paragraph-rsid="00353b51" style:font-size-asian="11pt" style:font-size-complex="11pt"/>
    </style:style>
    <style:style style:name="P87" style:family="paragraph" style:parent-style-name="Table_20_Contents">
      <style:paragraph-properties fo:text-align="center" style:justify-single-word="false"/>
      <style:text-properties fo:font-size="11pt" officeooo:rsid="00455cf0" officeooo:paragraph-rsid="00455cf0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fo:font-size="11pt" officeooo:rsid="004307cf" officeooo:paragraph-rsid="004307cf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fo:font-size="11pt" officeooo:rsid="0026fbb7" officeooo:paragraph-rsid="003d0ba6" style:font-size-asian="11pt" style:font-size-complex="11pt"/>
    </style:style>
    <style:style style:name="P90" style:family="paragraph" style:parent-style-name="Standard">
      <style:paragraph-properties fo:text-align="start" style:justify-single-word="false"/>
      <style:text-properties fo:font-size="11pt" officeooo:rsid="0034d55f" officeooo:paragraph-rsid="0034d55f" style:font-size-asian="11pt" style:font-size-complex="11pt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fo:font-size="24pt" fo:font-weight="bold" officeooo:rsid="0018dcf5" style:font-size-asian="24pt" style:font-weight-asian="bold" style:font-size-complex="24pt" style:font-weight-complex="bold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fo:font-size="16pt" fo:font-weight="normal" officeooo:rsid="0018dcf5" officeooo:paragraph-rsid="0018dcf5" style:font-size-asian="16pt" style:font-weight-asian="normal" style:font-size-complex="16pt" style:font-weight-complex="normal"/>
    </style:style>
    <style:style style:name="P93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4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5" style:family="paragraph" style:parent-style-name="Text_20_body" style:list-style-name="L2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P96" style:family="paragraph" style:parent-style-name="Text_20_body" style:list-style-name="L2"/>
    <style:style style:name="P97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officeooo:rsid="0054fca5" officeooo:paragraph-rsid="0054fca5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officeooo:rsid="0054fca5" officeooo:paragraph-rsid="007923b1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officeooo:rsid="004ac891" officeooo:paragraph-rsid="0065f1cf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officeooo:rsid="004ac891" officeooo:paragraph-rsid="004fb1d6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officeooo:rsid="004ac891" officeooo:paragraph-rsid="00663c17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officeooo:rsid="004ac891" officeooo:paragraph-rsid="0067a2b3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officeooo:rsid="004ac891" officeooo:paragraph-rsid="006a85bc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officeooo:rsid="004ac891" officeooo:paragraph-rsid="006ae6c3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officeooo:rsid="004ac891" officeooo:paragraph-rsid="006caafc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officeooo:rsid="004ac891" officeooo:paragraph-rsid="005178d0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officeooo:rsid="004ac891" officeooo:paragraph-rsid="006e5f45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officeooo:rsid="004ac891" officeooo:paragraph-rsid="00712aa0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officeooo:rsid="004ac891" officeooo:paragraph-rsid="0072e3dd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officeooo:rsid="004ac891" officeooo:paragraph-rsid="00741608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officeooo:rsid="004ac891" officeooo:paragraph-rsid="007da53f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officeooo:rsid="004c7435" officeooo:paragraph-rsid="006caafc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officeooo:rsid="004c7435" officeooo:paragraph-rsid="0072d060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officeooo:rsid="00536070" officeooo:paragraph-rsid="00536070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officeooo:rsid="00536070" officeooo:paragraph-rsid="0076db1a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officeooo:rsid="00536070" officeooo:paragraph-rsid="0077c9bb" style:font-size-asian="9pt" style:font-size-complex="9pt"/>
    </style:style>
    <style:style style:name="P123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124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ac891" style:font-size-asian="9pt" style:font-size-complex="9pt"/>
    </style:style>
    <style:style style:name="P125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fb1d6" style:font-size-asian="9pt" style:font-size-complex="9pt"/>
    </style:style>
    <style:style style:name="P126" style:family="paragraph" style:parent-style-name="Table_20_Contents" style:master-page-name="Standard">
      <style:paragraph-properties fo:text-align="start" style:justify-single-word="false" style:page-number="auto"/>
      <style:text-properties officeooo:rsid="00519dfa" officeooo:paragraph-rsid="00519dfa" style:font-size-asian="9pt" style:font-size-complex="9pt"/>
    </style:style>
    <style:style style:name="P127" style:family="paragraph" style:parent-style-name="Table_20_Contents" style:master-page-name="Standard">
      <style:paragraph-properties fo:text-align="start" style:justify-single-word="false" style:page-number="auto"/>
      <style:text-properties officeooo:rsid="0054fca5" officeooo:paragraph-rsid="0054fca5" style:font-size-asian="9pt" style:font-size-complex="9pt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break-before="page"/>
      <style:text-properties officeooo:rsid="001a1e6e" officeooo:paragraph-rsid="001a1e6e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T3" style:family="text">
      <style:text-properties officeooo:rsid="0018dcf5"/>
    </style:style>
    <style:style style:name="T4" style:family="text">
      <style:text-properties officeooo:rsid="0019251c"/>
    </style:style>
    <style:style style:name="T5" style:family="text">
      <style:text-properties officeooo:rsid="00444bb9"/>
    </style:style>
    <style:style style:name="T6" style:family="text">
      <style:text-properties officeooo:rsid="004e34dc"/>
    </style:style>
    <style:style style:name="T7" style:family="text">
      <style:text-properties officeooo:rsid="004fb1d6"/>
    </style:style>
    <style:style style:name="T8" style:family="text">
      <style:text-properties officeooo:rsid="0050842c"/>
    </style:style>
    <style:style style:name="T9" style:family="text">
      <style:text-properties officeooo:rsid="005178d0"/>
    </style:style>
    <style:style style:name="T10" style:family="text">
      <style:text-properties officeooo:rsid="00519dfa"/>
    </style:style>
    <style:style style:name="T11" style:family="text">
      <style:text-properties officeooo:rsid="0054fca5"/>
    </style:style>
    <style:style style:name="T12" style:family="text">
      <style:text-properties officeooo:rsid="005561c6"/>
    </style:style>
    <style:style style:name="T13" style:family="text">
      <style:text-properties officeooo:rsid="00559586"/>
    </style:style>
    <style:style style:name="T14" style:family="text">
      <style:text-properties officeooo:rsid="005678a5"/>
    </style:style>
    <style:style style:name="T15" style:family="text">
      <style:text-properties officeooo:rsid="005768a3"/>
    </style:style>
    <style:style style:name="T16" style:family="text">
      <style:text-properties officeooo:rsid="005951bc"/>
    </style:style>
    <style:style style:name="T17" style:family="text">
      <style:text-properties officeooo:rsid="005a40a1"/>
    </style:style>
    <style:style style:name="T18" style:family="text">
      <style:text-properties officeooo:rsid="005a5a07"/>
    </style:style>
    <style:style style:name="T19" style:family="text">
      <style:text-properties officeooo:rsid="005a83da"/>
    </style:style>
    <style:style style:name="T20" style:family="text">
      <style:text-properties officeooo:rsid="005af182"/>
    </style:style>
    <style:style style:name="T21" style:family="text">
      <style:text-properties officeooo:rsid="005b2121"/>
    </style:style>
    <style:style style:name="T22" style:family="text">
      <style:text-properties officeooo:rsid="005cc21b"/>
    </style:style>
    <style:style style:name="T23" style:family="text">
      <style:text-properties officeooo:rsid="005e8677"/>
    </style:style>
    <style:style style:name="T24" style:family="text">
      <style:text-properties officeooo:rsid="005fc1b9"/>
    </style:style>
    <style:style style:name="T25" style:family="text">
      <style:text-properties officeooo:rsid="00610dd2"/>
    </style:style>
    <style:style style:name="T26" style:family="text">
      <style:text-properties officeooo:rsid="00618b74"/>
    </style:style>
    <style:style style:name="T27" style:family="text">
      <style:text-properties officeooo:rsid="00623494"/>
    </style:style>
    <style:style style:name="T28" style:family="text">
      <style:text-properties officeooo:rsid="0062cb89"/>
    </style:style>
    <style:style style:name="T29" style:family="text">
      <style:text-properties officeooo:rsid="0065f1cf"/>
    </style:style>
    <style:style style:name="T30" style:family="text">
      <style:text-properties officeooo:rsid="00663c17"/>
    </style:style>
    <style:style style:name="T31" style:family="text">
      <style:text-properties officeooo:rsid="0067a2b3"/>
    </style:style>
    <style:style style:name="T32" style:family="text">
      <style:text-properties officeooo:rsid="006a85bc"/>
    </style:style>
    <style:style style:name="T33" style:family="text">
      <style:text-properties officeooo:rsid="006ae6c3"/>
    </style:style>
    <style:style style:name="T34" style:family="text">
      <style:text-properties officeooo:rsid="006caafc"/>
    </style:style>
    <style:style style:name="T35" style:family="text">
      <style:text-properties style:font-name="Times New Roman1" officeooo:rsid="006caafc" style:font-name-asian="Times New Roman1" style:font-name-complex="Times New Roman1"/>
    </style:style>
    <style:style style:name="T36" style:family="text">
      <style:text-properties officeooo:rsid="006e5f45"/>
    </style:style>
    <style:style style:name="T37" style:family="text">
      <style:text-properties officeooo:rsid="006f1f42"/>
    </style:style>
    <style:style style:name="T38" style:family="text">
      <style:text-properties officeooo:rsid="00712aa0"/>
    </style:style>
    <style:style style:name="T39" style:family="text">
      <style:text-properties officeooo:rsid="0072e3dd"/>
    </style:style>
    <style:style style:name="T40" style:family="text">
      <style:text-properties officeooo:rsid="00741608"/>
    </style:style>
    <style:style style:name="T41" style:family="text">
      <style:text-properties officeooo:rsid="0076db1a"/>
    </style:style>
    <style:style style:name="T42" style:family="text">
      <style:text-properties officeooo:rsid="007923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2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91">Микро-БЭСМ</text:p>
            <text:p text:style-name="P38"/>
            <text:p text:style-name="P92">Технический проект</text:p>
            <text:p text:style-name="P38"/>
            <text:p text:style-name="P38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35">Ревизия</text:p>
                </table:table-cell>
                <table:table-cell table:style-name="Таблица11.B1" office:value-type="string">
                  <text:p text:style-name="P34">Дата</text:p>
                </table:table-cell>
              </table:table-row>
              <table:table-row>
                <table:table-cell table:style-name="Таблица11.A2" office:value-type="string">
                  <text:p text:style-name="P36">A0</text:p>
                </table:table-cell>
                <table:table-cell table:style-name="Таблица11.B2" office:value-type="string">
                  <text:p text:style-name="P36"><text:span text:style-name="T3">7</text:span> <text:span text:style-name="T3">октября</text:span> 201<text:span text:style-name="T3">6</text:span> г.</text:p>
                </table:table-cell>
              </table:table-row>
            </table:table>
            <text:p text:style-name="P37"/>
            <text:p text:style-name="P37"/>
            <text:p text:style-name="P37"/>
            <text:p text:style-name="P37"/>
            <text:p text:style-name="P37">Авторы:</text:p>
            <text:p text:style-name="P39">Сергей Вакуленко</text:p>
            <text:p text:style-name="P39"/>
            <text:p text:style-name="P40"/>
          </table:table-cell>
        </table:table-row>
      </table:table>
      <text:list xml:id="list8404199994132410748" text:style-name="Numbering_20_1">
        <text:list-item>
          <text:h text:style-name="Heading_20_1" text:outline-level="1"><text:soft-page-break/>Назначение</text:h>
        </text:list-item>
      </text:list>
      <text:p text:style-name="P43">Микро-БЭСМ, она же МКБ-8601, она же Ретро-86 — настольный компьютер конца 80-х, совместимый по архитектуре с ЭВМ БЭСМ-6. Он был разработан в конце 80-х в Лаборатории Вычислительной Техники и Автоматизации ОИЯИ в Дубне <text:span text:style-name="T4">под руководством Левчановского Ф.В. и Силина И.Н.</text:span> МКБ-8601 <text:span text:style-name="T4">был</text:span> способ<text:span text:style-name="T4">е</text:span>н выполнять все программы оригинальной БЭСМ-6, от теста АУ/УУ и до фортранного транслятора. Имел собственную ОС, способную интерпретировать экстракоды ОС Дубна и ОС Диспак. Система команд включала команды старой Б6 и собственный оригинальный набор. Процессор был построен на микросхемах серии K1804 (аналог Am2900).</text:p>
      <text:p text:style-name="P42">Настоящий проект ставит задачу повторить микро-БЭСМ на современной элементной базе (FPGA), используя сохранившиеся исходные тексты микрокоманд, тестов и операционной системы.</text:p>
      <text:p text:style-name="P41">Миссия проекта:</text:p>
      <text:list xml:id="list6391449270278961115" text:style-name="L1">
        <text:list-item>
          <text:p text:style-name="P93"><text:span text:style-name="T3">Сохранение исторического наследия советской инженерной школы </text:span>и, <text:span text:style-name="T3">в частности, архитектурной линии БЭСМ-6</text:span>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1378652124549012145" text:style-name="L2">
        <text:list-item>
          <text:p text:style-name="P96"><text:span text:style-name="T2">С</text:span><text:span text:style-name="T1">охранение </text:span><text:span text:style-name="T2">программной</text:span><text:span text:style-name="T1"> совместимости, </text:span><text:span text:style-name="T2">с БЭСМ-6 на уровне системы команд и мониторной системы «Дубна»</text:span><text:span text:style-name="T1">. </text:span></text:p>
        </text:list-item>
        <text:list-item>
          <text:p text:style-name="P95">Поддержка 64-битного режима процессора как расширения архитектуры БЭСМ-6.</text:p>
        </text:list-item>
        <text:list-item>
          <text:p text:style-name="P94"><text:span text:style-name="T3">Реализация схемотехнической части на языке Verilog (SystemVerilog) и возможность запуска всей системы на симуляторе, включая операционную систему</text:span>.</text:p>
        </text:list-item>
        <text:list-item>
          <text:p text:style-name="P94"><text:span text:style-name="T3">Возможность запуска на современных широко доступных платах FPGA</text:span>.</text:p>
        </text:list-item>
        <text:list-item>
          <text:p text:style-name="P94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94"><text:span text:style-name="T3">Открытые исходные тексты и</text:span> техническая документация;</text:p>
        </text:list-item>
      </text:list>
      <text:p text:style-name="P41"><text:span text:style-name="Strong_20_Emphasis"><text:span text:style-name="T1"/></text:span></text:p>
      <text:list xml:id="list1916076090" text:continue-list="list8404199994132410748" text:style-name="Numbering_20_1">
        <text:list-item>
          <text:h text:style-name="P128" text:outline-level="1">Блок-схема процессора</text:h>
        </text:list-item>
      </text:list>
      <text:p text:style-name="P46"/>
      <text:p text:style-name="P46"/>
      <text:p text:style-name="P46"/>
      <text:p text:style-name="P46">════════100═разрядов═════════════Общая═шина═══════════════════</text:p>
      <text:p text:style-name="P46"><text:s text:c="3"/>▲ <text:s text:c="23"/>▲</text:p>
      <text:p text:style-name="P46"><text:s/>х │8 <text:s text:c="20"/>х │64</text:p>
      <text:p text:style-name="P46"><text:s text:c="3"/>▼ <text:s text:c="23"/>▼</text:p>
      <text:p text:style-name="P46">┌──────┐ <text:s text:c="3"/>┌───────────────────────────────┐ <text:s text:c="3"/>┌────────┐</text:p>
      <text:p text:style-name="P46">│ БОИ <text:s/>│ <text:s text:c="3"/>│ <text:s text:c="12"/>Б О И <text:s text:c="12"/>│ <text:s text:c="3"/>│ <text:s text:c="7"/>│</text:p>
      <text:p text:style-name="P46">│ тег: │ <text:s text:c="3"/>│ <text:s/>RG0 <text:s/>│ <text:s/>RG1 <text:s/>│ <text:s/>RG2 <text:s/>│ <text:s/>RG3 <text:s/>│ <text:s text:c="3"/>│ <text:s/>ППЗУ <text:s/>│</text:p>
      <text:p text:style-name="P46">│1-ком.│ <text:s text:c="3"/>│ <text:s/>физ. │команда│операнд│резуль-│ <text:s text:c="3"/>│ <text:s/>кон- <text:s/>│</text:p>
      <text:p text:style-name="P46">│2-oпep│ <text:s text:c="3"/>│ адрес │ <text:s/>л,п <text:s/>│ <text:s text:c="6"/>│ <text:s/>тат <text:s/>│ <text:s text:c="3"/>│ стант <text:s/>│</text:p>
      <text:p text:style-name="P46">│3-рез.│ <text:s text:c="3"/>└───────────────────────────────┘ <text:s text:c="3"/>└───┬────┘</text:p>
      <text:p text:style-name="P46">└┬───В─┘ <text:s text:c="5"/>▲ С <text:s/>▲ В <text:s text:c="7"/>▲ А <text:s text:c="19"/>│</text:p>
      <text:p text:style-name="P46">С│▲ <text:s/>▲ <text:s/>┌───┐ │64 <text:s/>│64 <text:s text:c="7"/>│64 <text:s text:c="19"/>│64</text:p>
      <text:p text:style-name="P46"><text:s/>││ <text:s/>│ <text:s/>│кэш├─┤ <text:s text:c="3"/>│ <text:s text:c="9"/>▼ <text:s text:c="21"/>▼</text:p>
      <text:p text:style-name="P46"><text:s/>▼▼ <text:s/>│ <text:s/>└───┘ ▼ <text:s/>══════Шина═D═══════════════64═разряда════════</text:p>
      <text:p text:style-name="P46">прер.│ ┌───────┐ ▲ │ <text:s text:c="5"/>│ <text:s text:c="7"/>▲ <text:s text:c="4"/>▲ <text:s text:c="4"/>▲ <text:s text:c="4"/>▲ <text:s text:c="4"/>▲</text:p>
      <text:p text:style-name="P46"><text:s/>по <text:s/>│ │ станд.│ │ │ <text:s text:c="5"/>│64 <text:s text:c="5"/>│32 <text:s text:c="2"/>│64 <text:s text:c="2"/>│64 <text:s text:c="2"/>│7 <text:s text:c="3"/>│7</text:p>
      <text:p text:style-name="P46">тегу │ │команд │ │ │ <text:s text:c="5"/>▼ <text:s text:c="7"/>│ <text:s text:c="4"/>│ <text:s text:c="4"/>│ <text:s text:c="4"/>│ <text:s text:c="4"/>│</text:p>
      <text:p text:style-name="P46"><text:s text:c="5"/>│ └┬─┬──┬─┘ │ │ ┌─────────┐ ┌─┴─┐ ┌─┴─┐ ┌─┴─┐ ┌─┴─┐ ┌─┴─┐</text:p>
      <text:p text:style-name="P46"><text:s text:c="5"/>│ <text:s/>│ │ <text:s/>│ 32│ │ │ <text:s text:c="2"/>МПС <text:s text:c="2"/>│ │OЗY│ │сд-│ │ <text:s text:c="2"/>│ │ <text:s text:c="2"/>│ │ n │</text:p>
      <text:p text:style-name="P46"><text:s text:c="5"/>│ <text:s/>│4│ <text:s/>│ <text:s text:c="2"/>│ │ │ РЗУ:АЛУ │ │moд│ │виг│ │YMH│ │ПЛE│ │ед.│</text:p>
      <text:p text:style-name="P46"><text:s text:c="5"/>│ <text:s/>▼ │ <text:s/>│20 │ │ ├─────┬┬┬┬┘ └───┘ └───┘ └───┘ └───┘ └───┘</text:p>
      <text:p text:style-name="P46"><text:s text:c="5"/>│ <text:s/>ИP│ <text:s/>▼ <text:s text:c="2"/>│ │ │ <text:s text:c="4"/>││││ <text:s text:c="3"/>▲ <text:s text:c="2"/>▲ <text:s text:c="2"/>▲ <text:s text:c="2"/>▲ <text:s text:c="4"/>▲ <text:s text:c="4"/>▲</text:p>
      <text:p text:style-name="P46"><text:s text:c="5"/>│ <text:s text:c="3"/>│ <text:s/>┌───┤ │ │ <text:s text:c="4"/>▼▼▼▼ <text:s text:c="3"/>│ <text:s text:c="2"/>│ <text:s text:c="2"/>│ <text:s text:c="2"/>│ <text:s text:c="4"/>│ <text:s text:c="4"/>│</text:p>
      <text:p text:style-name="P46"><text:s text:c="5"/>│ <text:s text:c="3"/>│ <text:s/>│АК │ │ │ <text:s/>D ┌────┐ <text:s text:c="2"/>│ <text:s text:c="2"/>│ <text:s/>┌┴─┐ │ <text:s text:c="4"/>│ <text:s text:c="4"/>│</text:p>
      <text:p text:style-name="P46"><text:s text:c="5"/>│8 <text:s text:c="2"/>│8 └───┘ │ │ <text:s/>◄─┤CYCC│ <text:s text:c="2"/>│32 │ <text:s/>│ПC│ │64 <text:s text:c="2"/>│64 <text:s text:c="2"/>│32</text:p>
      <text:p text:style-name="P46"><text:s text:c="5"/>│ <text:s text:c="3"/>│ <text:s text:c="7"/>│ │64 <text:s/>└────┘ <text:s text:c="2"/>│ <text:s text:c="2"/>│ <text:s/>└──┘ │ <text:s text:c="4"/>│ <text:s text:c="4"/>│</text:p>
      <text:p text:style-name="P46"><text:s text:c="5"/>│ <text:s text:c="3"/>│ <text:s text:c="7"/>│ │ <text:s text:c="6"/>▲ <text:s text:c="4"/>│ <text:s text:c="2"/>│ <text:s text:c="2"/>▲ <text:s text:c="2"/>│ <text:s text:c="4"/>│ <text:s text:c="4"/>│</text:p>
      <text:p text:style-name="P46"><text:s text:c="5"/>▼ <text:s text:c="3"/>│ <text:s text:c="7"/>▼ ▼ <text:s text:c="6"/>│4 <text:s text:c="3"/>│ <text:s text:c="2"/>│64 │7 <text:s/>│ <text:s text:c="4"/>│ <text:s text:c="4"/>│</text:p>
      <text:p text:style-name="P46">╤═╤════════════Шина═Y═══╤═══╤╧═══╤═╧═64═разряда╧═════╧═════╧══</text:p>
      <text:p text:style-name="P46">│ │ <text:s text:c="2"/>▲ <text:s text:c="2"/>│ <text:s text:c="7"/>▲ <text:s text:c="3"/>│ <text:s text:c="2"/>│ <text:s text:c="3"/>│ <text:s text:c="23"/>▲</text:p>
      <text:p text:style-name="P46">│ │32 │ <text:s text:c="2"/>└────────│────│───│──┐ │ ┌───┐ <text:s text:c="17"/>│</text:p>
      <text:p text:style-name="P46">│ │ <text:s text:c="2"/>│ <text:s text:c="11"/>│ <text:s text:c="3"/>▼8 <text:s/>│5 │ └►│ ШФ├──┬────┐ <text:s text:c="9"/>▼</text:p>
      <text:p text:style-name="P46">│ │ ┌─┴─┐ <text:s text:c="2"/>┌───┐ <text:s/>│ <text:s/>┌───┐ │ <text:s/>│ <text:s text:c="2"/>├───┤ <text:s/>│ <text:s text:c="3"/>▼12 <text:s text:c="3"/>┌──────┐</text:p>
      <text:p text:style-name="P46">│ │ │РГ.│ <text:s text:c="2"/>│ <text:s text:c="2"/>│ <text:s/>│ <text:s/>│PHП│ │ <text:s/>└──►│ПHA│ <text:s/>│ <text:s/>┌────┐ <text:s text:c="2"/>│ <text:s/>ОЗУ │</text:p>
      <text:p text:style-name="P46">│ └►│иcп├──►│OЗY│◄─┘ <text:s/>└─┬─┘ ▼ <text:s text:c="5"/>│KOП├──┤ <text:s/>│CYAM│ <text:s text:c="2"/>│oбмена│</text:p>
      <text:p text:style-name="P46">│ <text:s text:c="2"/>│aдp│ <text:s text:c="2"/>│пр.│ <text:s text:c="6"/>│ ┌───┐ <text:s text:c="3"/>├───┤ <text:s/>│ <text:s/>└────┘ <text:s text:c="2"/>└──────┘</text:p>
      <text:p text:style-name="P46">│ <text:s text:c="2"/>└─┬─┘ <text:s text:c="2"/>└───┘ <text:s text:c="6"/>▼ │PHГ│ <text:s text:c="3"/>│ПHA│ <text:s/>│ <text:s text:c="3"/>│◄───┐ <text:s text:c="4"/>▲</text:p>
      <text:p text:style-name="P46">│ <text:s text:c="4"/>│ <text:s/>┌──────────┐ <text:s text:c="2"/>D └─┬─┘ <text:s text:c="3"/>│i/o├──┤ <text:s text:c="3"/>▼ <text:s text:c="3"/>│ <text:s text:c="4"/>│</text:p>
      <text:p text:style-name="P46">│ <text:s text:c="4"/>└─►│ост.по aдp├──► <text:s text:c="3"/>│ <text:s text:c="5"/>├───┤ <text:s/>│ <text:s/>┌────┐ │ <text:s text:c="4"/>▼</text:p>
      <text:p text:style-name="P46">│10 <text:s text:c="5"/>└──────────┘halt <text:s/>6▼ <text:s/>┌──►│ПHA│ <text:s/>│ <text:s/>│ППЗY│ │ ┌──────┐</text:p>
      <text:p text:style-name="P46">│ <text:s text:c="3"/>┌►D <text:s text:c="19"/>D <text:s/>vect│int├──┤ <text:s/>│ OЗY│ │ │ блок │</text:p>
      <text:p text:style-name="P46">│ <text:s text:c="3"/>│ <text:s text:c="5"/>┌──────┐ <text:s text:c="14"/>├───┤ <text:s/>│ <text:s/>│ МП │ ├─┤ связи│</text:p>
      <text:p text:style-name="P46">│ <text:s text:c="3"/>│ <text:s text:c="5"/>│ БОБР │ <text:s/>2 <text:s text:c="11"/>│ПHA│ <text:s/>│ <text:s/>└─┬──┘ │ │ с ПП │</text:p>
      <text:p text:style-name="P46">│ ┌──┴──┐ <text:s text:c="2"/>│ БИЗМ │◄───►D <text:s text:c="8"/>│гр.├──┘ <text:s text:c="3"/>│◄───┘ └───┬──┘</text:p>
      <text:p text:style-name="P46">└►│ РФС ├──►│──────│ <text:s/>1 <text:s text:c="11"/>└───┘ <text:s text:c="6"/>▼ <text:s text:c="9"/>│</text:p>
      <text:p text:style-name="P46"><text:s text:c="2"/>└──┬──┘ <text:s text:c="2"/>│ БМСП │◄───►D <text:s text:c="18"/>┌────┐ <text:s text:c="6"/>▼</text:p>
      <text:p text:style-name="P46"><text:s text:c="5"/>│ <text:s text:c="5"/>└──────┘ <text:s text:c="24"/>│ КР │ <text:s text:c="5"/>к ПП</text:p>
      <text:p text:style-name="P46"><text:s text:c="5"/>│ <text:s text:c="5"/>┌─────┐ <text:s text:c="25"/>├────┤</text:p>
      <text:p text:style-name="P46"><text:s text:c="5"/>│ <text:s text:c="5"/>│ ОЗУ │◄───Y <text:s text:c="20"/>│....│</text:p>
      <text:p text:style-name="P46"><text:s text:c="5"/>└─────►│пpиop├───►D <text:s text:c="20"/>▼....▼</text:p>
      <text:p text:style-name="P46"><text:s text:c="12"/>│ стр.│ <text:s text:c="23"/>управление</text:p>
      <text:p text:style-name="P46"><text:s text:c="12"/>└─────┘</text:p>
      <text:p text:style-name="P46"/>
      <text:p text:style-name="P46"><text:s text:c="3"/>┌────┐ <text:s text:c="3"/>упр┌─────┐ <text:s text:c="4"/>Y ┌─────┐ <text:s text:c="4"/>КОП ┌──────┐ упр-е</text:p>
      <text:p text:style-name="P46">──►│блoк│ <text:s text:c="3"/>──►│такт.│ <text:s text:c="3"/>──►│ тай-│ <text:s text:c="4"/>арб.│ <text:s text:c="5"/>│ <text:s/>БОИ,</text:p>
      <text:p text:style-name="P46">...│пре-│ <text:s text:c="6"/>│гене-├─►1 <text:s text:c="3"/>│ мер,├─►D <text:s/>───►│apбитр├──────►</text:p>
      <text:p text:style-name="P46">──►│рыв.├───► <text:s text:c="2"/>│paтop├─►2 <text:s text:c="3"/>│часы ├──► <text:s text:c="5"/>│ <text:s text:c="5"/>│магист-</text:p>
      <text:p text:style-name="P46"><text:s text:c="3"/>└────┘vест <text:s text:c="2"/>└─────┘... <text:s text:c="3"/>└─────┘прер. <text:s text:c="3"/>└──────┘ ралью</text:p>
      <text:p text:style-name="P45"/>
      <text:list xml:id="list1485110050" text:continue-numbering="true" text:style-name="Numbering_20_1">
        <text:list-item>
          <text:h text:style-name="P129" text:outline-level="1">Формат микрокомандного слова</text:h>
        </text:list-item>
      </text:list>
      <text:p text:style-name="P44"/>
      <table:table table:name="Bits112" table:style-name="Bits112">
        <table:table-column table:style-name="Bits112.A"/>
        <table:table-column table:style-name="Bits112.B" table:number-columns-repeated="4"/>
        <table:table-column table:style-name="Bits112.F"/>
        <table:table-column table:style-name="Bits112.B" table:number-columns-repeated="3"/>
        <table:table-column table:style-name="Bits112.A"/>
        <table:table-column table:style-name="Bits112.B"/>
        <table:table-column table:style-name="Bits112.F"/>
        <table:table-column table:style-name="Bits112.B" table:number-columns-repeated="4"/>
        <table:table-column table:style-name="Bits112.F"/>
        <table:table-column table:style-name="Bits112.R"/>
        <table:table-column table:style-name="Bits112.S"/>
        <table:table-column table:style-name="Bits112.B" table:number-columns-repeated="3"/>
        <table:table-column table:style-name="Bits112.F"/>
        <table:table-column table:style-name="Bits112.B" table:number-columns-repeated="4"/>
        <table:table-column table:style-name="Bits112.F"/>
        <table:table-row>
          <table:table-cell table:style-name="Bits112.A1" office:value-type="string">
            <text:p text:style-name="P47">112</text:p>
          </table:table-cell>
          <table:table-cell table:style-name="Bits112.A1" office:value-type="string">
            <text:p text:style-name="P47">111</text:p>
          </table:table-cell>
          <table:table-cell table:style-name="Bits112.A1" office:value-type="string">
            <text:p text:style-name="P47">110</text:p>
          </table:table-cell>
          <table:table-cell table:style-name="Bits112.A1" office:value-type="string">
            <text:p text:style-name="P47">109</text:p>
          </table:table-cell>
          <table:table-cell table:style-name="Bits112.A1" office:value-type="string">
            <text:p text:style-name="P47">108</text:p>
          </table:table-cell>
          <table:table-cell table:style-name="Bits112.A1" office:value-type="string">
            <text:p text:style-name="P47">107</text:p>
          </table:table-cell>
          <table:table-cell table:style-name="Bits112.A1" office:value-type="string">
            <text:p text:style-name="P47">106</text:p>
          </table:table-cell>
          <table:table-cell table:style-name="Bits112.A1" office:value-type="string">
            <text:p text:style-name="P47">105</text:p>
          </table:table-cell>
          <table:table-cell table:style-name="Bits112.A1" office:value-type="string">
            <text:p text:style-name="P47">104</text:p>
          </table:table-cell>
          <table:table-cell table:style-name="Bits112.A1" office:value-type="string">
            <text:p text:style-name="P47">103</text:p>
          </table:table-cell>
          <table:table-cell table:style-name="Bits112.A1" office:value-type="string">
            <text:p text:style-name="P47">102</text:p>
          </table:table-cell>
          <table:table-cell table:style-name="Bits112.A1" office:value-type="string">
            <text:p text:style-name="P47">101</text:p>
          </table:table-cell>
          <table:table-cell table:style-name="Bits112.A1" office:value-type="string">
            <text:p text:style-name="P47">100</text:p>
          </table:table-cell>
          <table:table-cell table:style-name="Bits112.A1" office:value-type="string">
            <text:p text:style-name="P47">99</text:p>
          </table:table-cell>
          <table:table-cell table:style-name="Bits112.A1" office:value-type="string">
            <text:p text:style-name="P47">98</text:p>
          </table:table-cell>
          <table:table-cell table:style-name="Bits112.A1" office:value-type="string">
            <text:p text:style-name="P47">97</text:p>
          </table:table-cell>
          <table:table-cell table:style-name="Bits112.A1" office:value-type="string">
            <text:p text:style-name="P47">96</text:p>
          </table:table-cell>
          <table:table-cell table:style-name="Bits112.A1" office:value-type="string">
            <text:p text:style-name="P47">95</text:p>
          </table:table-cell>
          <table:table-cell table:style-name="Bits112.A1" office:value-type="string">
            <text:p text:style-name="P47">94</text:p>
          </table:table-cell>
          <table:table-cell table:style-name="Bits112.A1" office:value-type="string">
            <text:p text:style-name="P47">93</text:p>
          </table:table-cell>
          <table:table-cell table:style-name="Bits112.A1" office:value-type="string">
            <text:p text:style-name="P47">92</text:p>
          </table:table-cell>
          <table:table-cell table:style-name="Bits112.A1" office:value-type="string">
            <text:p text:style-name="P47">91</text:p>
          </table:table-cell>
          <table:table-cell table:style-name="Bits112.A1" office:value-type="string">
            <text:p text:style-name="P47">90</text:p>
          </table:table-cell>
          <table:table-cell table:style-name="Bits112.A1" office:value-type="string">
            <text:p text:style-name="P47">89</text:p>
          </table:table-cell>
          <table:table-cell table:style-name="Bits112.A1" office:value-type="string">
            <text:p text:style-name="P47">88</text:p>
          </table:table-cell>
          <table:table-cell table:style-name="Bits112.A1" office:value-type="string">
            <text:p text:style-name="P47">87</text:p>
          </table:table-cell>
          <table:table-cell table:style-name="Bits112.A1" office:value-type="string">
            <text:p text:style-name="P47">86</text:p>
          </table:table-cell>
          <table:table-cell table:style-name="Bits112.A1" office:value-type="string">
            <text:p text:style-name="P47">85</text:p>
          </table:table-cell>
        </table:table-row>
        <table:table-row>
          <table:table-cell table:style-name="Bits112.A2" table:number-columns-spanned="4" office:value-type="string">
            <text:p text:style-name="P4">SQI</text:p>
          </table:table-cell>
          <table:covered-table-cell/>
          <table:covered-table-cell/>
          <table:covered-table-cell/>
          <table:table-cell table:style-name="Bits112.A2" table:number-columns-spanned="12" office:value-type="string">
            <text:p text:style-name="P5">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its112.A2" table:number-columns-spanned="2" office:value-type="string">
            <text:p text:style-name="P5">МАР</text:p>
          </table:table-cell>
          <table:covered-table-cell/>
          <table:table-cell table:style-name="Bits112.A2" office:value-type="string">
            <text:p text:style-name="P5">ALU</text:p>
          </table:table-cell>
          <table:table-cell table:style-name="Bits112.A2" table:number-columns-spanned="3" office:value-type="string">
            <text:p text:style-name="P6">ALUD</text:p>
          </table:table-cell>
          <table:covered-table-cell/>
          <table:covered-table-cell/>
          <table:table-cell table:style-name="Bits112.A2" table:number-columns-spanned="3" office:value-type="string">
            <text:p text:style-name="P7">FUNC</text:p>
          </table:table-cell>
          <table:covered-table-cell/>
          <table:covered-table-cell/>
          <table:table-cell table:style-name="Bits112.Z2" table:number-columns-spanned="3" office:value-type="string">
            <text:p text:style-name="P7">ALUS</text:p>
          </table:table-cell>
          <table:covered-table-cell/>
          <table:covered-table-cell/>
        </table:table-row>
      </table:table>
      <text:p text:style-name="P44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D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49">84</text:p>
          </table:table-cell>
          <table:table-cell table:style-name="Table1.A1" office:value-type="string">
            <text:p text:style-name="P49">83</text:p>
          </table:table-cell>
          <table:table-cell table:style-name="Table1.A1" office:value-type="string">
            <text:p text:style-name="P49">82</text:p>
          </table:table-cell>
          <table:table-cell table:style-name="Table1.A1" office:value-type="string">
            <text:p text:style-name="P49">81</text:p>
          </table:table-cell>
          <table:table-cell table:style-name="Table1.A1" office:value-type="string">
            <text:p text:style-name="P49">80</text:p>
          </table:table-cell>
          <table:table-cell table:style-name="Table1.A1" office:value-type="string">
            <text:p text:style-name="P49">79</text:p>
          </table:table-cell>
          <table:table-cell table:style-name="Table1.A1" office:value-type="string">
            <text:p text:style-name="P49">78</text:p>
          </table:table-cell>
          <table:table-cell table:style-name="Table1.A1" office:value-type="string">
            <text:p text:style-name="P49">77</text:p>
          </table:table-cell>
          <table:table-cell table:style-name="Table1.A1" office:value-type="string">
            <text:p text:style-name="P49">76</text:p>
          </table:table-cell>
          <table:table-cell table:style-name="Table1.A1" office:value-type="string">
            <text:p text:style-name="P49">75</text:p>
          </table:table-cell>
          <table:table-cell table:style-name="Table1.A1" office:value-type="string">
            <text:p text:style-name="P49">74</text:p>
          </table:table-cell>
          <table:table-cell table:style-name="Table1.A1" office:value-type="string">
            <text:p text:style-name="P49">73</text:p>
          </table:table-cell>
          <table:table-cell table:style-name="Table1.A1" office:value-type="string">
            <text:p text:style-name="P49">72</text:p>
          </table:table-cell>
          <table:table-cell table:style-name="Table1.A1" office:value-type="string">
            <text:p text:style-name="P49">71</text:p>
          </table:table-cell>
          <table:table-cell table:style-name="Table1.A1" office:value-type="string">
            <text:p text:style-name="P49">70</text:p>
          </table:table-cell>
          <table:table-cell table:style-name="Table1.A1" office:value-type="string">
            <text:p text:style-name="P49">69</text:p>
          </table:table-cell>
          <table:table-cell table:style-name="Table1.A1" office:value-type="string">
            <text:p text:style-name="P49">68</text:p>
          </table:table-cell>
          <table:table-cell table:style-name="Table1.A1" office:value-type="string">
            <text:p text:style-name="P49">67</text:p>
          </table:table-cell>
          <table:table-cell table:style-name="Table1.A1" office:value-type="string">
            <text:p text:style-name="P49">66</text:p>
          </table:table-cell>
          <table:table-cell table:style-name="Table1.A1" office:value-type="string">
            <text:p text:style-name="P49">65</text:p>
          </table:table-cell>
          <table:table-cell table:style-name="Table1.A1" office:value-type="string">
            <text:p text:style-name="P49">64</text:p>
          </table:table-cell>
          <table:table-cell table:style-name="Table1.A1" office:value-type="string">
            <text:p text:style-name="P49">63</text:p>
          </table:table-cell>
          <table:table-cell table:style-name="Table1.A1" office:value-type="string">
            <text:p text:style-name="P49">62</text:p>
          </table:table-cell>
          <table:table-cell table:style-name="Table1.A1" office:value-type="string">
            <text:p text:style-name="P49">61</text:p>
          </table:table-cell>
          <table:table-cell table:style-name="Table1.A1" office:value-type="string">
            <text:p text:style-name="P49">60</text:p>
          </table:table-cell>
          <table:table-cell table:style-name="Table1.A1" office:value-type="string">
            <text:p text:style-name="P49">59</text:p>
          </table:table-cell>
          <table:table-cell table:style-name="Table1.A1" office:value-type="string">
            <text:p text:style-name="P49">58</text:p>
          </table:table-cell>
          <table:table-cell table:style-name="Table1.A1" office:value-type="string">
            <text:p text:style-name="P49">57</text:p>
          </table:table-cell>
          <table:table-cell table:style-name="Table1.A1" office:value-type="string">
            <text:p text:style-name="P51">56</text:p>
          </table:table-cell>
        </table:table-row>
        <table:table-row>
          <table:table-cell table:style-name="Table1.A2" table:number-rows-spanned="2" office:value-type="string">
            <text:p text:style-name="P8">Н</text:p>
          </table:table-cell>
          <table:table-cell table:style-name="Table1.A2" table:number-rows-spanned="2" table:number-columns-spanned="4" office:value-type="string">
            <text:p text:style-name="P8">RВ</text:p>
          </table:table-cell>
          <table:covered-table-cell/>
          <table:covered-table-cell/>
          <table:covered-table-cell/>
          <table:table-cell table:style-name="Table1.A2" table:number-rows-spanned="2" table:number-columns-spanned="4" office:value-type="string">
            <text:p text:style-name="P8">RА</text:p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8">CI</text:p>
          </table:table-cell>
          <table:covered-table-cell/>
          <table:table-cell table:style-name="Table1.A2" table:number-rows-spanned="2" table:number-columns-spanned="4" office:value-type="string">
            <text:p text:style-name="P8">SHMUX</text:p>
          </table:table-cell>
          <table:covered-table-cell/>
          <table:covered-table-cell/>
          <table:covered-table-cell/>
          <table:table-cell table:style-name="Table1.A2" table:number-rows-spanned="2" table:number-columns-spanned="6" office:value-type="string">
            <text:p text:style-name="P8">SТОР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9">MOD</text:p>
          </table:table-cell>
          <table:table-cell table:style-name="Table1.A2" table:number-columns-spanned="2" office:value-type="string">
            <text:p text:style-name="P10">MNSA</text:p>
          </table:table-cell>
          <table:covered-table-cell/>
          <table:table-cell table:style-name="Table1.Y2" table:number-columns-spanned="5" office:value-type="string">
            <text:p text:style-name="P10">MODN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7" office:value-type="string">
            <text:p text:style-name="P11">PSH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column table:style-name="Table2.N"/>
        <table:table-column table:style-name="Table2.O" table:number-columns-repeated="2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Q"/>
        <table:table-column table:style-name="Table2.T"/>
        <table:table-column table:style-name="Table2.W"/>
        <table:table-column table:style-name="Table2.X"/>
        <table:table-column table:style-name="Table2.T"/>
        <table:table-column table:style-name="Table2.O"/>
        <table:table-column table:style-name="Table2.a"/>
        <table:table-row>
          <table:table-cell table:style-name="Table2.A1" office:value-type="string">
            <text:p text:style-name="P50">55</text:p>
          </table:table-cell>
          <table:table-cell table:style-name="Table2.B1" office:value-type="string">
            <text:p text:style-name="P50">54</text:p>
          </table:table-cell>
          <table:table-cell table:style-name="Table2.C1" office:value-type="string">
            <text:p text:style-name="P50">53</text:p>
          </table:table-cell>
          <table:table-cell table:style-name="Table2.D1" office:value-type="string">
            <text:p text:style-name="P50">52</text:p>
          </table:table-cell>
          <table:table-cell table:style-name="Table2.E1" office:value-type="string">
            <text:p text:style-name="P50">51</text:p>
          </table:table-cell>
          <table:table-cell table:style-name="Table2.F1" office:value-type="string">
            <text:p text:style-name="P50">50</text:p>
          </table:table-cell>
          <table:table-cell table:style-name="Table2.G1" office:value-type="string">
            <text:p text:style-name="P50">49</text:p>
          </table:table-cell>
          <table:table-cell table:style-name="Table2.H1" office:value-type="string">
            <text:p text:style-name="P50">48</text:p>
          </table:table-cell>
          <table:table-cell table:style-name="Table2.I1" office:value-type="string">
            <text:p text:style-name="P50">47</text:p>
          </table:table-cell>
          <table:table-cell table:style-name="Table2.J1" office:value-type="string">
            <text:p text:style-name="P50">46</text:p>
          </table:table-cell>
          <table:table-cell table:style-name="Table2.K1" office:value-type="string">
            <text:p text:style-name="P50">45</text:p>
          </table:table-cell>
          <table:table-cell table:style-name="Table2.L1" office:value-type="string">
            <text:p text:style-name="P50">44</text:p>
          </table:table-cell>
          <table:table-cell table:style-name="Table2.M1" office:value-type="string">
            <text:p text:style-name="P50">43</text:p>
          </table:table-cell>
          <table:table-cell table:style-name="Table2.N1" office:value-type="string">
            <text:p text:style-name="P50">42</text:p>
          </table:table-cell>
          <table:table-cell table:style-name="Table2.O1" office:value-type="string">
            <text:p text:style-name="P50">41</text:p>
          </table:table-cell>
          <table:table-cell table:style-name="Table2.P1" office:value-type="string">
            <text:p text:style-name="P50">40</text:p>
          </table:table-cell>
          <table:table-cell table:style-name="Table2.Q1" office:value-type="string">
            <text:p text:style-name="P50">39</text:p>
          </table:table-cell>
          <table:table-cell table:style-name="Table2.R1" office:value-type="string">
            <text:p text:style-name="P50">38</text:p>
          </table:table-cell>
          <table:table-cell table:style-name="Table2.S1" office:value-type="string">
            <text:p text:style-name="P50">37</text:p>
          </table:table-cell>
          <table:table-cell table:style-name="Table2.T1" office:value-type="string">
            <text:p text:style-name="P50">36</text:p>
          </table:table-cell>
          <table:table-cell table:style-name="Table2.U1" office:value-type="string">
            <text:p text:style-name="P50">35</text:p>
          </table:table-cell>
          <table:table-cell table:style-name="Table2.V1" office:value-type="string">
            <text:p text:style-name="P50">34</text:p>
          </table:table-cell>
          <table:table-cell table:style-name="Table2.W1" office:value-type="string">
            <text:p text:style-name="P50">33</text:p>
          </table:table-cell>
          <table:table-cell table:style-name="Table2.X1" office:value-type="string">
            <text:p text:style-name="P50">32</text:p>
          </table:table-cell>
          <table:table-cell table:style-name="Table2.Y1" office:value-type="string">
            <text:p text:style-name="P50">31</text:p>
          </table:table-cell>
          <table:table-cell table:style-name="Table2.Z1" office:value-type="string">
            <text:p text:style-name="P50">30</text:p>
          </table:table-cell>
          <table:table-cell table:style-name="Table2.a1" office:value-type="string">
            <text:p text:style-name="P50">29</text:p>
          </table:table-cell>
        </table:table-row>
        <table:table-row>
          <table:table-cell table:style-name="Table2.A2" table:number-columns-spanned="4" office:value-type="string">
            <text:p text:style-name="P52">DSRC</text:p>
            <text:p text:style-name="P52">RTIME</text:p>
            <text:p text:style-name="P52">WTIME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2">YDST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3">SHF</text:p>
          </table:table-cell>
          <table:covered-table-cell/>
          <table:table-cell table:style-name="Table2.A2" table:number-columns-spanned="4" office:value-type="string">
            <text:p text:style-name="P14">ARBI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>RLD</text:p>
          </table:table-cell>
          <table:table-cell table:style-name="Table2.A2" office:value-type="string">
            <text:p text:style-name="P14">LЕТС</text:p>
          </table:table-cell>
          <table:table-cell table:style-name="Table2.A2" table:number-columns-spanned="3" office:value-type="string">
            <text:p text:style-name="P14">CYSTR</text:p>
          </table:table-cell>
          <table:covered-table-cell/>
          <table:covered-table-cell/>
          <table:table-cell table:style-name="Table2.A2" office:value-type="string">
            <text:p text:style-name="P15">SCI</text:p>
          </table:table-cell>
          <table:table-cell table:style-name="Table2.A2" office:value-type="string">
            <text:p text:style-name="P15">ICI</text:p>
          </table:table-cell>
          <table:table-cell table:style-name="Table2.A2" office:value-type="string">
            <text:p text:style-name="P15">IСС</text:p>
          </table:table-cell>
          <table:table-cell table:style-name="Table2.A2" office:value-type="string">
            <text:p text:style-name="P15">ISE</text:p>
          </table:table-cell>
          <table:table-cell table:style-name="Table2.A2" office:value-type="string">
            <text:p text:style-name="P15">СЕМ</text:p>
          </table:table-cell>
          <table:table-cell table:style-name="Table2.A2" office:value-type="string">
            <text:p text:style-name="P15">CEN</text:p>
          </table:table-cell>
          <table:table-cell table:style-name="Table2.A2" office:value-type="string">
            <text:p text:style-name="P15">CSM</text:p>
          </table:table-cell>
          <table:table-cell table:style-name="Table2.a2" office:value-type="string">
            <text:p text:style-name="P15">WЕМ</text:p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G"/>
        <table:table-column table:style-name="Table3.F"/>
        <table:table-column table:style-name="Table3.H"/>
        <table:table-column table:style-name="Table3.N"/>
        <table:table-column table:style-name="Table3.D"/>
        <table:table-column table:style-name="Table3.P"/>
        <table:table-column table:style-name="Table3.Q"/>
        <table:table-column table:style-name="Table3.D"/>
        <table:table-column table:style-name="Table3.S"/>
        <table:table-column table:style-name="Table3.T"/>
        <table:table-column table:style-name="Table3.H" table:number-columns-repeated="2"/>
        <table:table-column table:style-name="Table3.W"/>
        <table:table-column table:style-name="Table3.H" table:number-columns-repeated="3"/>
        <table:table-column table:style-name="Table3.a"/>
        <table:table-column table:style-name="Table3.b"/>
        <table:table-row>
          <table:table-cell table:style-name="Table3.A1" office:value-type="string">
            <text:p text:style-name="P50">28</text:p>
          </table:table-cell>
          <table:table-cell table:style-name="Table3.A1" office:value-type="string">
            <text:p text:style-name="P50">27</text:p>
          </table:table-cell>
          <table:table-cell table:style-name="Table3.A1" office:value-type="string">
            <text:p text:style-name="P50">26</text:p>
          </table:table-cell>
          <table:table-cell table:style-name="Table3.A1" office:value-type="string">
            <text:p text:style-name="P50">25</text:p>
          </table:table-cell>
          <table:table-cell table:style-name="Table3.A1" office:value-type="string">
            <text:p text:style-name="P50">24</text:p>
          </table:table-cell>
          <table:table-cell table:style-name="Table3.A1" office:value-type="string">
            <text:p text:style-name="P50">23</text:p>
          </table:table-cell>
          <table:table-cell table:style-name="Table3.A1" office:value-type="string">
            <text:p text:style-name="P50">22</text:p>
          </table:table-cell>
          <table:table-cell table:style-name="Table3.A1" office:value-type="string">
            <text:p text:style-name="P50">21</text:p>
          </table:table-cell>
          <table:table-cell table:style-name="Table3.A1" office:value-type="string">
            <text:p text:style-name="P50">20</text:p>
          </table:table-cell>
          <table:table-cell table:style-name="Table3.A1" office:value-type="string">
            <text:p text:style-name="P50">19</text:p>
          </table:table-cell>
          <table:table-cell table:style-name="Table3.A1" office:value-type="string">
            <text:p text:style-name="P50">18</text:p>
          </table:table-cell>
          <table:table-cell table:style-name="Table3.A1" office:value-type="string">
            <text:p text:style-name="P50">17</text:p>
          </table:table-cell>
          <table:table-cell table:style-name="Table3.A1" office:value-type="string">
            <text:p text:style-name="P50">16</text:p>
          </table:table-cell>
          <table:table-cell table:style-name="Table3.A1" office:value-type="string">
            <text:p text:style-name="P50">15</text:p>
          </table:table-cell>
          <table:table-cell table:style-name="Table3.A1" office:value-type="string">
            <text:p text:style-name="P50">14</text:p>
          </table:table-cell>
          <table:table-cell table:style-name="Table3.A1" office:value-type="string">
            <text:p text:style-name="P50">13</text:p>
          </table:table-cell>
          <table:table-cell table:style-name="Table3.A1" office:value-type="string">
            <text:p text:style-name="P50">12</text:p>
          </table:table-cell>
          <table:table-cell table:style-name="Table3.A1" office:value-type="string">
            <text:p text:style-name="P50">11</text:p>
          </table:table-cell>
          <table:table-cell table:style-name="Table3.A1" office:value-type="string">
            <text:p text:style-name="P50">10</text:p>
          </table:table-cell>
          <table:table-cell table:style-name="Table3.A1" office:value-type="string">
            <text:p text:style-name="P50">9</text:p>
          </table:table-cell>
          <table:table-cell table:style-name="Table3.A1" office:value-type="string">
            <text:p text:style-name="P50">8</text:p>
          </table:table-cell>
          <table:table-cell table:style-name="Table3.A1" office:value-type="string">
            <text:p text:style-name="P50">7</text:p>
          </table:table-cell>
          <table:table-cell table:style-name="Table3.A1" office:value-type="string">
            <text:p text:style-name="P50">6</text:p>
          </table:table-cell>
          <table:table-cell table:style-name="Table3.A1" office:value-type="string">
            <text:p text:style-name="P50">5</text:p>
          </table:table-cell>
          <table:table-cell table:style-name="Table3.A1" office:value-type="string">
            <text:p text:style-name="P50">4</text:p>
          </table:table-cell>
          <table:table-cell table:style-name="Table3.A1" office:value-type="string">
            <text:p text:style-name="P50">3</text:p>
          </table:table-cell>
          <table:table-cell table:style-name="Table3.A1" office:value-type="string">
            <text:p text:style-name="P50">2</text:p>
          </table:table-cell>
          <table:table-cell table:style-name="Table3.A1" office:value-type="string">
            <text:p text:style-name="P50">1</text:p>
          </table:table-cell>
        </table:table-row>
        <table:table-row>
          <table:table-cell table:style-name="Table3.A2" table:number-rows-spanned="2" office:value-type="string">
            <text:p text:style-name="P15">ЕСВ</text:p>
          </table:table-cell>
          <table:table-cell table:style-name="Table3.A2" table:number-rows-spanned="2" office:value-type="string">
            <text:p text:style-name="P15">WRB</text:p>
          </table:table-cell>
          <table:table-cell table:style-name="Table3.A2" table:number-rows-spanned="2" table:number-columns-spanned="2" office:value-type="string">
            <text:p text:style-name="P15">BRA</text:p>
          </table:table-cell>
          <table:covered-table-cell/>
          <table:table-cell table:style-name="Table3.A2" table:number-rows-spanned="2" office:value-type="string">
            <text:p text:style-name="P16">ЕСА</text:p>
          </table:table-cell>
          <table:table-cell table:style-name="Table3.A2" table:number-rows-spanned="2" office:value-type="string">
            <text:p text:style-name="P16">WRA</text:p>
          </table:table-cell>
          <table:table-cell table:style-name="Table3.A2" table:number-rows-spanned="2" table:number-columns-spanned="2" office:value-type="string">
            <text:p text:style-name="P17">ARA</text:p>
          </table:table-cell>
          <table:covered-table-cell/>
          <table:table-cell table:style-name="Table3.A2" table:number-rows-spanned="2" table:number-columns-spanned="3" office:value-type="string">
            <text:p text:style-name="P17">YDEV</text:p>
            <text:p text:style-name="P17">YDEVT</text:p>
          </table:table-cell>
          <table:covered-table-cell/>
          <table:covered-table-cell/>
          <table:table-cell table:style-name="Table3.A2" table:number-rows-spanned="2" office:value-type="string">
            <text:p text:style-name="P17">WRY</text:p>
          </table:table-cell>
          <table:table-cell table:style-name="Table3.A2" table:number-rows-spanned="2" table:number-columns-spanned="3" office:value-type="string">
            <text:p text:style-name="P17">DDEV</text:p>
            <text:p text:style-name="P17">YDTIM</text:p>
          </table:table-cell>
          <table:covered-table-cell/>
          <table:covered-table-cell/>
          <table:table-cell table:style-name="Table3.A2" table:number-rows-spanned="2" office:value-type="string">
            <text:p text:style-name="P17">WRD</text:p>
          </table:table-cell>
          <table:table-cell table:style-name="Table3.A2" table:number-rows-spanned="2" office:value-type="string">
            <text:p text:style-name="P17">IОМР</text:p>
          </table:table-cell>
          <table:table-cell table:style-name="Table3.A2" table:number-columns-spanned="5" office:value-type="string">
            <text:p text:style-name="P17">FFCNT</text:p>
          </table:table-cell>
          <table:covered-table-cell/>
          <table:covered-table-cell/>
          <table:covered-table-cell/>
          <table:covered-table-cell/>
          <table:table-cell table:style-name="Table3.A2" table:number-rows-spanned="2" table:number-columns-spanned="5" office:value-type="string">
            <text:p text:style-name="P18">COND</text:p>
          </table:table-cell>
          <table:covered-table-cell/>
          <table:covered-table-cell/>
          <table:covered-table-cell/>
          <table:covered-table-cell/>
          <table:table-cell table:style-name="Table3.b2" table:number-rows-spanned="2" office:value-type="string">
            <text:p text:style-name="P18">MP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R3" office:value-type="string">
            <text:p text:style-name="P48"/>
          </table:table-cell>
          <table:table-cell table:style-name="Table3.A2" table:number-columns-spanned="4" office:value-type="string">
            <text:p text:style-name="P17">MPA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90">Описание полей микрокомандного слова:</text:p>
      <text:p text:style-name="P19"/>
      <table:table table:name="Microbits" table:style-name="Microbits">
        <table:table-column table:style-name="Microbits.A"/>
        <table:table-column table:style-name="Microbits.B"/>
        <table:table-column table:style-name="Microbits.C"/>
        <table:table-column table:style-name="Microbits.D"/>
        <table:table-row>
          <table:table-cell table:style-name="Microbits.A1" office:value-type="string">
            <text:p text:style-name="P53">Поле</text:p>
            <text:p text:style-name="P53"/>
          </table:table-cell>
          <table:table-cell table:style-name="Microbits.A1" office:value-type="string">
            <text:p text:style-name="P53">Биты</text:p>
          </table:table-cell>
          <table:table-cell table:style-name="Microbits.A1" office:value-type="string">
            <text:p text:style-name="P53">Ширина</text:p>
          </table:table-cell>
          <table:table-cell table:style-name="Microbits.D1" office:value-type="string">
            <text:p text:style-name="P53">Описание</text:p>
          </table:table-cell>
        </table:table-row>
        <table:table-row table:style-name="Microbits.2">
          <table:table-cell table:style-name="Microbits.A2" office:value-type="string">
            <text:p text:style-name="P86">SQI</text:p>
          </table:table-cell>
          <table:table-cell table:style-name="Microbits.A2" office:value-type="string">
            <text:p text:style-name="P54">112-109</text:p>
          </table:table-cell>
          <table:table-cell table:style-name="Microbits.A2" office:value-type="string">
            <text:p text:style-name="P54">4</text:p>
          </table:table-cell>
          <table:table-cell table:style-name="Microbits.D2" office:value-type="string">
            <text:p text:style-name="P124">Код операции селектора адреса микропрограмм (СУАМ).</text:p>
            <text:p text:style-name="P69"/>
            <text:p text:style-name="P101"><text:span text:style-name="T29">0 — JZ, переход по нулевму адресу;</text:span></text:p>
            <text:p text:style-name="P101"><text:span text:style-name="T29">1 — CJS, условный переход к подпрограмме по адресу, подаваемому на вход D СУАМ;</text:span></text:p>
            <text:p text:style-name="P101"><text:span text:style-name="T29">2 — JМАР, переход по адресу D, выработка сигнала /МЕ;</text:span></text:p>
            <text:p text:style-name="P101"><text:span text:style-name="T29">3 — CJP, условный переход по адресу, подаваемому на вход D СУАМ;</text:span></text:p>
            <text:p text:style-name="P101"><text:span text:style-name="T29">4 — PUSH, загрузка стека и условная загрузка счетчика;</text:span></text:p>
            <text:p text:style-name="P101"><text:span text:style-name="T29">5 — JSRP, условный переход к подпрограмме по адресу, выбираемому из регистра/счетчика или со входа D СУАМ;</text:span></text:p>
            <text:p text:style-name="P101"><text:span text:style-name="T29">6 — CJV, условный переход по адресу D, выработка сигнала /VЕ;</text:span></text:p>
            <text:p text:style-name="P101"><text:span text:style-name="T29">7 — JRP, усл. переход по адресу, выбираемому из регистра/счетчика или со входа D СУАМ;</text:span></text:p>
            <text:p text:style-name="P101"><text:span text:style-name="T29">8 — RFCT, повторение цикла, если счетчик не равен 0;</text:span></text:p>
            <text:p text:style-name="P101"><text:span text:style-name="T29">9 — RРСТ, повторение по адресу, подаваемому на вход D СУАМ, если счетчик не равен 0;</text:span></text:p>
            <text:p text:style-name="P101"><text:span text:style-name="T29">10 — CRTN, условный возврат из подпрограммы;</text:span></text:p>
            <text:p text:style-name="P101"><text:span text:style-name="T29">11 — CJPP, условный переход по адресу, подаваемому на вход D СУАМ, и извлечение из стека;</text:span></text:p>
            <text:p text:style-name="P101"><text:span text:style-name="T29">12 — LDCT, загрузка счетчика и последовательная выборка;</text:span></text:p>
            <text:p text:style-name="P101"><text:span text:style-name="T29">13 — LООР, проверка условия окончания цикла;</text:span></text:p>
            <text:p text:style-name="P101"><text:span text:style-name="T29">14 — CONT, последовательная выборка;</text:span></text:p>
            <text:p text:style-name="P101"><text:span text:style-name="T29">15 — TWB, переход по одному из 3 адресов.</text:span></text:p>
            <text:p text:style-name="P101"><text:span text:style-name="T29"/></text:p>
          </table:table-cell>
        </table:table-row>
        <table:table-row table:style-name="Microbits.2">
          <table:table-cell table:style-name="Microbits.A2" office:value-type="string">
            <text:p text:style-name="P20">A</text:p>
          </table:table-cell>
          <table:table-cell table:style-name="Microbits.A2" office:value-type="string">
            <text:p text:style-name="P55">108-97</text:p>
          </table:table-cell>
          <table:table-cell table:style-name="Microbits.A2" office:value-type="string">
            <text:p text:style-name="P55">12</text:p>
          </table:table-cell>
          <table:table-cell table:style-name="Microbits.D2" office:value-type="string">
            <text:p text:style-name="P70">А<text:span text:style-name="T6">дрес следующей микрокоманды или адрес ПЗУ констант</text:span>.</text:p>
            <text:p text:style-name="P70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МАР</text:p>
          </table:table-cell>
          <table:table-cell table:style-name="Microbits.A2" office:value-type="string">
            <text:p text:style-name="P55">96-95</text:p>
          </table:table-cell>
          <table:table-cell table:style-name="Microbits.A2" office:value-type="string">
            <text:p text:style-name="P55">2</text:p>
          </table:table-cell>
          <table:table-cell table:style-name="Microbits.D2" office:value-type="string">
            <text:p text:style-name="P125"><text:span text:style-name="T7">Выбор источника адреса, поступающего на вход D СУАМ</text:span>. </text:p>
            <text:p text:style-name="P102"><text:span text:style-name="T7"/></text:p>
            <text:p text:style-name="P103"><text:span text:style-name="T30">0 — РЕ, конвейерный регистр;</text:span></text:p>
            <text:p text:style-name="P103"><text:span text:style-name="T30">1 — МЕ, ПНА КОП основного или дополнительного формата, в зависимости от КОП основного формата (3FН = 077В);</text:span></text:p>
            <text:p text:style-name="P103"><text:span text:style-name="T30">2 — GRP, ПНА групп и микропрограммные признаки "След0" И "След1";</text:span></text:p>
            <text:p text:style-name="P103"><text:span text:style-name="T30">3 — не используется (по умолчанию).</text:span></text:p>
            <text:p text:style-name="P103"><text:span text:style-name="T30"/></text:p>
          </table:table-cell>
        </table:table-row>
        <table:table-row table:style-name="Microbits.2">
          <table:table-cell table:style-name="Microbits.A2" office:value-type="string">
            <text:p text:style-name="P22">ALU</text:p>
          </table:table-cell>
          <table:table-cell table:style-name="Microbits.A2" office:value-type="string">
            <text:p text:style-name="P55">94</text:p>
          </table:table-cell>
          <table:table-cell table:style-name="Microbits.A2" office:value-type="string">
            <text:p text:style-name="P55">1</text:p>
          </table:table-cell>
          <table:table-cell table:style-name="Microbits.D2" office:value-type="string">
            <text:p text:style-name="P71">Разрешение выдачи информации из МПС на шину Y. <text:span text:style-name="T8">По умолчанию — нет вывода (0).</text:span></text:p>
            <text:p text:style-name="P71"><text:span text:style-name="T8"/></text:p>
          </table:table-cell>
        </table:table-row>
        <table:table-row table:style-name="Microbits.2">
          <table:table-cell table:style-name="Microbits.A2" office:value-type="string">
            <text:p text:style-name="P21">ALUD</text:p>
          </table:table-cell>
          <table:table-cell table:style-name="Microbits.A2" office:value-type="string">
            <text:p text:style-name="P55">93-91</text:p>
          </table:table-cell>
          <table:table-cell table:style-name="Microbits.A2" office:value-type="string">
            <text:p text:style-name="P55">3</text:p>
          </table:table-cell>
          <table:table-cell table:style-name="Microbits.D2" office:value-type="string">
            <text:p text:style-name="P71">Управление приемниками результата АЛУ МПС. <text:span text:style-name="T8">По умолчанию — нет загрузки в регистры (1).</text:span></text:p>
            <text:p text:style-name="P71"><text:span text:style-name="T8"/></text:p>
            <text:p text:style-name="P105"><text:span text:style-name="T31">0 — Q, загрузка в регистр Q;</text:span></text:p>
            <text:p text:style-name="P105"><text:span text:style-name="T31">1 — NО, выдача результата только на выход У, содержитое регистров не изменяется;</text:span></text:p>
            <text:p text:style-name="P105"><text:span text:style-name="T31">2 — ВА, загрузка в регистр в рзу, на выход У подается значение регистра А;</text:span></text:p>
            <text:p text:style-name="P105"><text:span text:style-name="T31">3 — В, загрузка в регистр в РЗУ;</text:span></text:p>
            <text:p text:style-name="P105"><text:span text:style-name="T31">4 — RSBQ, сдвиг вправо, загрузка F/2 в В, Q/2 в Q;</text:span></text:p>
            <text:p text:style-name="P105"><text:span text:style-name="T31">5 — RSB, сдвиг вправо, загрузка F/2 в В;</text:span></text:p>
            <text:p text:style-name="P105"><text:span text:style-name="T31">6 — LSBQ, сдвиг влево, загрузка 2F в В, 2Q в Q;</text:span></text:p>
            <text:p text:style-name="P105"><text:span text:style-name="T31">7 — LSB, сдвиг влево, загрузка 2F в В.</text:span></text:p>
            <text:p text:style-name="P105"><text:span text:style-name="T31"/></text:p>
          </table:table-cell>
        </table:table-row>
        <table:table-row table:style-name="Microbits.2">
          <table:table-cell table:style-name="Microbits.A2" office:value-type="string">
            <text:p text:style-name="P21">FUNC</text:p>
          </table:table-cell>
          <table:table-cell table:style-name="Microbits.A2" office:value-type="string">
            <text:p text:style-name="P55">90-88</text:p>
          </table:table-cell>
          <table:table-cell table:style-name="Microbits.A2" office:value-type="string">
            <text:p text:style-name="P55">3</text:p>
          </table:table-cell>
          <table:table-cell table:style-name="Microbits.D2" office:value-type="string">
            <text:p text:style-name="P124">Код операции АЛУ МПС.</text:p>
            <text:p text:style-name="P69"/>
            <text:p text:style-name="P107"><text:span text:style-name="T32">0 — ADD, R + S + С0;</text:span></text:p>
            <text:p text:style-name="P109"><text:span text:style-name="T32">1 — SUBR, S </text:span><text:span text:style-name="T35">−</text:span><text:span text:style-name="T32"> R </text:span><text:span text:style-name="T35">−</text:span><text:span text:style-name="T34"> </text:span><text:span text:style-name="T32">1 + С0;</text:span></text:p>
            <text:p text:style-name="P109"><text:span text:style-name="T32">2 — SUBS, R </text:span><text:span text:style-name="T35">− </text:span><text:span text:style-name="T32">S </text:span><text:span text:style-name="T35">−</text:span><text:span text:style-name="T32"> 1 + С0;</text:span></text:p>
            <text:p text:style-name="P107"><text:span text:style-name="T32">3 — OR, R | S;</text:span></text:p>
            <text:p text:style-name="P107"><text:span text:style-name="T32">4 — AND, R &amp; S;</text:span></text:p>
            <text:p text:style-name="P107"><text:span text:style-name="T32">5 — NOTRS, ~R &amp; S;</text:span></text:p>
            <text:p text:style-name="P107"><text:span text:style-name="T32">6 — EXOR, R ^ S;</text:span></text:p>
            <text:p text:style-name="P107"><text:span text:style-name="T32">7 — EXNOR, ~(R ^ S).</text:span></text:p>
            <text:p text:style-name="P107"><text:span text:style-name="T32"/></text:p>
          </table:table-cell>
        </table:table-row>
        <table:table-row table:style-name="Microbits.2">
          <table:table-cell table:style-name="Microbits.A2" office:value-type="string">
            <text:p text:style-name="P21">ALUS</text:p>
          </table:table-cell>
          <table:table-cell table:style-name="Microbits.A2" office:value-type="string">
            <text:p text:style-name="P55">87-85</text:p>
          </table:table-cell>
          <table:table-cell table:style-name="Microbits.A2" office:value-type="string">
            <text:p text:style-name="P55">3</text:p>
          </table:table-cell>
          <table:table-cell table:style-name="Microbits.D2" office:value-type="string">
            <text:p text:style-name="P69">Управление источниками операндов на входы АЛУ.</text:p>
            <text:p text:style-name="P69"/>
            <text:p text:style-name="P108"><text:span text:style-name="T33">0 — AQ;</text:span></text:p>
            <text:p text:style-name="P108"><text:span text:style-name="T33">1 — АВ;</text:span></text:p>
            <text:p text:style-name="P108"><text:span text:style-name="T33">2 — ZQ;</text:span></text:p>
            <text:p text:style-name="P108"><text:span text:style-name="T33">3 — ZВ;</text:span></text:p>
            <text:p text:style-name="P108"><text:span text:style-name="T33">4 — ZА;</text:span></text:p>
            <text:p text:style-name="P108"><text:span text:style-name="T33">5 — DА;</text:span></text:p>
            <text:p text:style-name="P108"><text:span text:style-name="T33">6 — DQ;</text:span></text:p>
            <text:p text:style-name="P108"><text:span text:style-name="T33">7 — DZ.</text:span></text:p>
            <text:p text:style-name="P108"><text:span text:style-name="T33"/></text:p>
          </table:table-cell>
        </table:table-row>
        <table:table-row table:style-name="Microbits.2">
          <table:table-cell table:style-name="Microbits.A2" office:value-type="string">
            <text:p text:style-name="P21">Н</text:p>
          </table:table-cell>
          <table:table-cell table:style-name="Microbits.A2" office:value-type="string">
            <text:p text:style-name="P56">84</text:p>
          </table:table-cell>
          <table:table-cell table:style-name="Microbits.A2" office:value-type="string">
            <text:p text:style-name="P55">1</text:p>
          </table:table-cell>
          <table:table-cell table:style-name="Microbits.D2" office:value-type="string">
            <text:p text:style-name="P109">Управление числом разрядов, участвующих в операции АЛУ: 32 или 64. <text:span text:style-name="T8">По умолчанию</text:span><text:span text:style-name="T25"> </text:span><text:span text:style-name="T8">—</text:span><text:span text:style-name="T25"> </text:span><text:span text:style-name="T8">32 разряда (0).</text:span></text:p>
            <text:p text:style-name="P109"><text:span text:style-name="T8"/></text:p>
          </table:table-cell>
        </table:table-row>
        <text:soft-page-break/>
        <table:table-row table:style-name="Microbits.2">
          <table:table-cell table:style-name="Microbits.A2" office:value-type="string">
            <text:p text:style-name="P21">RВ</text:p>
          </table:table-cell>
          <table:table-cell table:style-name="Microbits.A2" office:value-type="string">
            <text:p text:style-name="P56">83-80</text:p>
          </table:table-cell>
          <table:table-cell table:style-name="Microbits.A2" office:value-type="string">
            <text:p text:style-name="P55">4</text:p>
          </table:table-cell>
          <table:table-cell table:style-name="Microbits.D2" office:value-type="string">
            <text:p text:style-name="P110">Адрес регистра канала B МПС. <text:span text:style-name="T9">По умолчанию — регистр WR6 (10).</text:span></text:p>
            <text:p text:style-name="P110"><text:span text:style-name="T9"/></text:p>
            <text:p text:style-name="P111"><text:span text:style-name="T36">64-разрядные регистры:</text:span></text:p>
            <text:p text:style-name="P111"><text:span text:style-name="T36">0 — А, сумматор;</text:span></text:p>
            <text:p text:style-name="P111"><text:span text:style-name="T36">1 — У, регистр младших разрядов;</text:span></text:p>
            <text:p text:style-name="P111"><text:span text:style-name="T36">2 — INTR, ГРП;</text:span></text:p>
            <text:p text:style-name="P111"><text:span text:style-name="T36"/></text:p>
            <text:p text:style-name="P111"><text:span text:style-name="T36">32-разрядные регистры (старшие 32 разряда не используются):</text:span></text:p>
            <text:p text:style-name="P111"><text:span text:style-name="T36">3 — РС, СЧАС;</text:span></text:p>
            <text:p text:style-name="P111"><text:span text:style-name="T36">4 — РССОРУ, РОП;</text:span></text:p>
            <text:p text:style-name="P111"><text:span text:style-name="T36">5 — DADR, ИАОП;</text:span></text:p>
            <text:p text:style-name="P111"><text:span text:style-name="T36"/></text:p>
            <text:p text:style-name="P111"><text:span text:style-name="T36">Рабочие константы микропрограмм:</text:span></text:p>
            <text:p text:style-name="P111"><text:span text:style-name="T36">6 — HALF, FFFF_FFFF_0000_0000;</text:span></text:p>
            <text:p text:style-name="P111"><text:span text:style-name="T36">7 — ВУТЕ, 0000_0000_0000_00FF;</text:span></text:p>
            <text:p text:style-name="P111"><text:span text:style-name="T36">8 — EXPN, FFF0_0000_0000_0000;</text:span></text:p>
            <text:p text:style-name="P111"><text:span text:style-name="T36">9 — MANT, 000F_FFFF_FFFF_FFFF;</text:span></text:p>
            <text:p text:style-name="P111"><text:span text:style-name="T36"/></text:p>
            <text:p text:style-name="P111"><text:span text:style-name="T36">Рабочие регистры микропрограмм:</text:span></text:p>
            <text:p text:style-name="P111"><text:span text:style-name="T36">10 — WR6, номер прерывания при внутренних прерываниях;</text:span></text:p>
            <text:p text:style-name="P111"><text:span text:style-name="T36">11 — WR5, данные при чт/зп в часы, таймеры СВ;</text:span></text:p>
            <text:p text:style-name="P111"><text:span text:style-name="T36">12 — WR4;</text:span></text:p>
            <text:p text:style-name="P111"><text:span text:style-name="T36">13 — WR3;</text:span></text:p>
            <text:p text:style-name="P111"><text:span text:style-name="T36">14 — WR2;</text:span></text:p>
            <text:p text:style-name="P111"><text:span text:style-name="T36">15 — WR1.</text:span></text:p>
            <text:p text:style-name="P111"><text:span text:style-name="T36"/></text:p>
          </table:table-cell>
        </table:table-row>
        <table:table-row table:style-name="Microbits.2">
          <table:table-cell table:style-name="Microbits.A2" office:value-type="string">
            <text:p text:style-name="P21">RА</text:p>
          </table:table-cell>
          <table:table-cell table:style-name="Microbits.A2" office:value-type="string">
            <text:p text:style-name="P56">79-76</text:p>
          </table:table-cell>
          <table:table-cell table:style-name="Microbits.A2" office:value-type="string">
            <text:p text:style-name="P55">4</text:p>
          </table:table-cell>
          <table:table-cell table:style-name="Microbits.D2" office:value-type="string">
            <text:p text:style-name="P69">Адрес регистра канала A МПС. <text:span text:style-name="T37">(Аналогично RB выше)</text:span></text:p>
            <text:p text:style-name="P69"><text:span text:style-name="T37"/></text:p>
          </table:table-cell>
        </table:table-row>
        <table:table-row table:style-name="Microbits.2">
          <table:table-cell table:style-name="Microbits.A2" office:value-type="string">
            <text:p text:style-name="P21">CI</text:p>
          </table:table-cell>
          <table:table-cell table:style-name="Microbits.A2" office:value-type="string">
            <text:p text:style-name="P57">75-74</text:p>
          </table:table-cell>
          <table:table-cell table:style-name="Microbits.A2" office:value-type="string">
            <text:p text:style-name="P55">2</text:p>
          </table:table-cell>
          <table:table-cell table:style-name="Microbits.D2" office:value-type="string">
            <text:p text:style-name="P69">Управление входным переносом <text:span text:style-name="T10">C0</text:span> АЛУ МПС, разряды <text:span text:style-name="T38">I12-I11</text:span>.</text:p>
            <text:p text:style-name="P69"/>
            <text:p text:style-name="P112"><text:span text:style-name="T38">0 </text:span><text:span text:style-name="T36">—</text:span><text:span text:style-name="T38"> CI0, С0 МПС = 0;</text:span></text:p>
            <text:p text:style-name="P112"><text:span text:style-name="T38">1 </text:span><text:span text:style-name="T36">—</text:span><text:span text:style-name="T38"> CI1, С0 МПС = 1;</text:span></text:p>
            <text:p text:style-name="P112"><text:span text:style-name="T38">2 </text:span><text:span text:style-name="T36">—</text:span><text:span text:style-name="T38"> CIX, С0 МПС = СХ;</text:span></text:p>
            <text:p text:style-name="P112"><text:span text:style-name="T38">3 </text:span><text:span text:style-name="T36">—</text:span><text:span text:style-name="T38"> CIC, входной перенос с0 принимает значения NС, /NС, МС, /МС в зависимости от кодов операции I5-I1 СУСС.</text:span></text:p>
            <text:p text:style-name="P112"><text:span text:style-name="T38"/></text:p>
          </table:table-cell>
        </table:table-row>
        <table:table-row table:style-name="Microbits.13">
          <table:table-cell table:style-name="Microbits.A2" office:value-type="string">
            <text:p text:style-name="P21">SHMUX</text:p>
          </table:table-cell>
          <table:table-cell table:style-name="Microbits.A2" office:value-type="string">
            <text:p text:style-name="P57">73-70</text:p>
          </table:table-cell>
          <table:table-cell table:style-name="Microbits.A2" office:value-type="string">
            <text:p text:style-name="P55">4</text:p>
          </table:table-cell>
          <table:table-cell table:style-name="Microbits.D2" office:value-type="string">
            <text:p text:style-name="P113">Управление организацией сдвигов в МПС, <text:span text:style-name="T39">разряды I9-I6 КОП СУСС</text:span>.</text:p>
            <text:p text:style-name="P113"><text:span text:style-name="T39">Направление сдвига I10 задается разрядом I7 МПС.</text:span></text:p>
            <text:p text:style-name="P113"><text:span text:style-name="T39"/></text:p>
            <text:p text:style-name="P114"><text:span text:style-name="T40">Сдвиги вправо при I10=0:</text:span></text:p>
            <text:p text:style-name="P116"><text:span text:style-name="T40">0 </text:span><text:span text:style-name="T41">—</text:span><text:span text:style-name="T40"> LSLSL, логический сдвиг вправо одинарный, освобождающийся разряд заполняется "0", МС не изменяется;</text:span></text:p>
            <text:p text:style-name="P116"><text:span text:style-name="T40">1 </text:span><text:span text:style-name="T41">—</text:span><text:span text:style-name="T40"> NSNSL, сдвиг вправо одинарный, МС не изменяется, освобождающийся разряд заполняется "1";</text:span></text:p>
            <text:p text:style-name="P116"><text:span text:style-name="T40">2 </text:span><text:span text:style-name="T41">—</text:span><text:span text:style-name="T40"> ASLLS, РЗУ: логический сдвиг вправо, освобождающийся разряд заполняется "0", выдвинутый бит попадает в МС; Q: арифметический сдвиг вправо, освобождающийся разряд заполняется значением MN; используется с К1804ВС2 при операции нормализации чисел обычной длины в качестве последнего шага нормализации (сдвиг в сторону младших разрядов);</text:span></text:p>
            <text:p text:style-name="P116"><text:span text:style-name="T40">3 </text:span><text:span text:style-name="T41">—</text:span><text:span text:style-name="T40"> NDNS, сдвиг вправо двойной, освобождающиеся разряды заполняются "1", МС не изменяется;</text:span></text:p>
            <text:p text:style-name="P116"><text:span text:style-name="T40">4 </text:span><text:span text:style-name="T41">—</text:span><text:span text:style-name="T40"> CDLDL, сдвиг вправо двойной, освобождающиеся разряды </text:span><text:soft-page-break/><text:span text:style-name="T40">заполняются значением МС, МС не изменяется;</text:span></text:p>
            <text:p text:style-name="P116"><text:span text:style-name="T40">5 </text:span><text:span text:style-name="T41">—</text:span><text:span text:style-name="T40"> ADNDL, арифметический сдвиг вправо двойной, МС не изеняется, освобождающиеся разряды заполняются значением MN; используется с К1804ВС2 при нормализации чисел двойной длины;</text:span></text:p>
            <text:p text:style-name="P116"><text:span text:style-name="T40">6 </text:span><text:span text:style-name="T41">—</text:span><text:span text:style-name="T40"> LDLD, логический сдвиг вправо двойной, освобождающиеся разряды заполняются "0", МС не изменяется;</text:span></text:p>
            <text:p text:style-name="P116"><text:span text:style-name="T40">7 </text:span><text:span text:style-name="T41">—</text:span><text:span text:style-name="T40"> LDLND, логический сдвиг вправо двойной, освобождающиеся разряды заполняются "0", выдвинутый из Q бит записывается в МС;</text:span></text:p>
            <text:p text:style-name="P116"><text:span text:style-name="T40">8 </text:span><text:span text:style-name="T41">—</text:span><text:span text:style-name="T40"> RSLRSL, циклический сдвиг вправо одинарный, выдвинутый из РЗУ бит записывается в МС;</text:span></text:p>
            <text:p text:style-name="P116"><text:span text:style-name="T40">9 </text:span><text:span text:style-name="T41">—</text:span><text:span text:style-name="T40"> RSSRSS, РЗУ: циклический сдвиг вправо совместно с содержимым МС, освобождающийся разряд заполняется значением МС, выдвинутый бит попадает в МС; Q: циклический сдвиг вправо;</text:span></text:p>
            <text:p text:style-name="P116"><text:span text:style-name="T40">10 </text:span><text:span text:style-name="T41">—</text:span><text:span text:style-name="T40"> RSRS, циклический сдвиг вправо одинарный, МС не изменяется;</text:span></text:p>
            <text:p text:style-name="P116"><text:span text:style-name="T40">11 </text:span><text:span text:style-name="T41">—</text:span><text:span text:style-name="T40"> IDCS, двойной сдвиг вправо с загрузкой в освобождающийся разряд значения IС (выходной перенос МПС), МС не изменяется; используется в повторяющихся микрокомандах сложения и сдвига при умножении и усреднении в арифметике без знака;</text:span></text:p>
            <text:p text:style-name="P116"><text:span text:style-name="T40">12 </text:span><text:span text:style-name="T41">—</text:span><text:span text:style-name="T40"> RDSRDS, циклический сдвиг вправо двойной совместно с содержимым МС, освобождающийся разряд заполняется значением МС, выдвинутый разряд попадает в МС;</text:span></text:p>
            <text:p text:style-name="P116"><text:span text:style-name="T40">13 </text:span><text:span text:style-name="T41">—</text:span><text:span text:style-name="T40"> RDLRDL, Циклический сдвиг вправо двойной, выдвинутый из Q разряд попадает в МС и старший разряд РЗУ;</text:span></text:p>
            <text:p text:style-name="P116"><text:span text:style-name="T40">14 </text:span><text:span text:style-name="T41">—</text:span><text:span text:style-name="T40"> VDCD, двойной сдвиг вправо с загрузкой значения IN^IV в освобождающийся разряд, МС не изменяется; используется в повторяющихся микрокомандах сложения и сдвига в двоичной дополнительной арифметике (при умножении);</text:span></text:p>
            <text:p text:style-name="P116"><text:span text:style-name="T40">15 </text:span><text:span text:style-name="T41">—</text:span><text:span text:style-name="T40"> RDRD, циклический сдвиг вправо двойной, МС не изменяется.</text:span></text:p>
            <text:p text:style-name="P114"><text:span text:style-name="T40"/></text:p>
            <text:p text:style-name="P114"><text:span text:style-name="T40">Сдвиги влево при I10=1:</text:span></text:p>
            <text:p text:style-name="P116"><text:span text:style-name="T40">0 </text:span><text:span text:style-name="T41">—</text:span><text:span text:style-name="T40"> LSLSL, логический сдвиг влево одинарный с загрузкой МС, освобождающийся разряд заполняется "0";</text:span></text:p>
            <text:p text:style-name="P116"><text:span text:style-name="T40">1 </text:span><text:span text:style-name="T41">—</text:span><text:span text:style-name="T40"> NSNSL, сдвиг влево одинарный с загрузкой МС, освобождающийся разряд заполняется "1";</text:span></text:p>
            <text:p text:style-name="P116"><text:span text:style-name="T40">2 </text:span><text:span text:style-name="T41">—</text:span><text:span text:style-name="T40"> ASLLS, логический сдвиг влево одинарный, МС не изменяется, освобождающиеся разряды заполняются "0";</text:span></text:p>
            <text:p text:style-name="P116"><text:span text:style-name="T40">3 </text:span><text:span text:style-name="T41">—</text:span><text:span text:style-name="T40"> NDNS, сдвиг влево одинарный, освобождающиеся разряды заполняются "1", МС не изменяется;</text:span></text:p>
            <text:p text:style-name="P116"><text:span text:style-name="T40">4 </text:span><text:span text:style-name="T41">—</text:span><text:span text:style-name="T40"> CDLDL, сдвиг влево двойной с загрузкой МС, освобожд. разряды заполняются "0";</text:span></text:p>
            <text:p text:style-name="P116"><text:span text:style-name="T40">5 </text:span><text:span text:style-name="T41">—</text:span><text:span text:style-name="T40"> ADNDL, сдвиг влево двойной с загрузкой МС, освобожд. разряды заполняются "1";</text:span></text:p>
            <text:p text:style-name="P116"><text:span text:style-name="T40">6 </text:span><text:span text:style-name="T41">—</text:span><text:span text:style-name="T40"> LDLD, сдвиг влево двойной, освобождающиеся разряды заполняются "0", МС не изменяется;</text:span></text:p>
            <text:p text:style-name="P116"><text:span text:style-name="T40">7 </text:span><text:span text:style-name="T41">—</text:span><text:span text:style-name="T40"> LDLND, сдвиг влево двойной, освобождающиеся разряды заполняются "1", MC не изменяется;</text:span></text:p>
            <text:p text:style-name="P116"><text:span text:style-name="T40">8 </text:span><text:span text:style-name="T41">—</text:span><text:span text:style-name="T40"> RSLRSL, циклический сдвиг влево одинарный с загрузкой MC;</text:span></text:p>
            <text:p text:style-name="P116"><text:span text:style-name="T40">9 </text:span><text:span text:style-name="T41">—</text:span><text:span text:style-name="T40"> RSSRSS, циклический сдвиг влево одинарный совместно с MC, освобождающийся разряд заполняется значением MC, выдвинутый разряд попадает в MC;</text:span></text:p>
            <text:p text:style-name="P116"><text:span text:style-name="T40">10 </text:span><text:span text:style-name="T41">—</text:span><text:span text:style-name="T40"> RSRS, циклический сдвиг влево одинарный, MC не изменяется;</text:span></text:p>
            <text:p text:style-name="P116"><text:span text:style-name="T40">11 </text:span><text:span text:style-name="T41">— </text:span><text:span text:style-name="T40">IDCS, сдвиг влево одинарный, MC не изменяется, РЗУ: освобождающийся разряд заполняется значением MC; Q: освобождающийся разряд заполняется "0";</text:span></text:p>
            <text:p text:style-name="P116"><text:span text:style-name="T40">12 </text:span><text:span text:style-name="T41">—</text:span><text:span text:style-name="T40"> RDSRDS, циклический сдвиг влево двойной совместно с </text:span><text:soft-page-break/><text:span text:style-name="T40">содержимым MC, освобождающийся разряд заполняется значением MC, выдвинутый разряд попадает в MC;</text:span></text:p>
            <text:p text:style-name="P116"><text:span text:style-name="T40">13 </text:span><text:span text:style-name="T41">—</text:span><text:span text:style-name="T40"> RDLRDL, циклический сдвиг влево двойной, выдвинутый бит попадает в MC и в освобождающийся разряд Q;</text:span></text:p>
            <text:p text:style-name="P116"><text:span text:style-name="T40">14 </text:span><text:span text:style-name="T41">—</text:span><text:span text:style-name="T40"> VDCD, сдвиг влево двойной, MC не изменяется, освобождающиеся разряды заполняются значением MC;</text:span></text:p>
            <text:p text:style-name="P116"><text:span text:style-name="T40">15 </text:span><text:span text:style-name="T41">—</text:span><text:span text:style-name="T40"> RDRD, циклический сдвиг влево двойной, MC не изменяется.</text:span></text:p>
            <text:p text:style-name="P114"><text:span text:style-name="T40"/></text:p>
          </table:table-cell>
        </table:table-row>
        <table:table-row table:style-name="Microbits.13">
          <table:table-cell table:style-name="Microbits.A2" office:value-type="string">
            <text:p text:style-name="P21">SТОРС</text:p>
          </table:table-cell>
          <table:table-cell table:style-name="Microbits.A2" office:value-type="string">
            <text:p text:style-name="P57">69-64</text:p>
          </table:table-cell>
          <table:table-cell table:style-name="Microbits.A2" office:value-type="string">
            <text:p text:style-name="P55">6</text:p>
          </table:table-cell>
          <table:table-cell table:style-name="Microbits.D2" office:value-type="string">
            <text:p text:style-name="P126">Разряды I5-I0 КОП СУСС, управляющие:</text:p>
            <text:p text:style-name="P85"><text:s/><text:span text:style-name="T34">-</text:span> микромашинным статусным регистром N;</text:p>
            <text:p text:style-name="P85"><text:s/><text:span text:style-name="T34">-</text:span> машинным статусным регистром М;</text:p>
            <text:p text:style-name="P85"><text:s/><text:span text:style-name="T34">-</text:span> выходом У;</text:p>
            <text:p text:style-name="P85"><text:s/><text:span text:style-name="T34">-</text:span> выходом кода условия;</text:p>
            <text:p text:style-name="P85"><text:s/><text:span text:style-name="T34">-</text:span> входным переносом С0 АЛУ МПС.</text:p>
            <text:p text:style-name="P120"/>
            <text:p text:style-name="P122"><text:span text:style-name="T41">0 — УТОМ, MTON;</text:span></text:p>
            <text:p text:style-name="P122"><text:span text:style-name="T41">1 — SЕТМ, SETN;</text:span></text:p>
            <text:p text:style-name="P122"><text:span text:style-name="T41">2 — MCN, NСМ;</text:span></text:p>
            <text:p text:style-name="P122"><text:span text:style-name="T41">3 — CLRN, CLRM;</text:span></text:p>
            <text:p text:style-name="P122"><text:span text:style-name="T41">5 — INVM;</text:span></text:p>
            <text:p text:style-name="P122"><text:span text:style-name="T41">7 — ОРС7;</text:span></text:p>
            <text:p text:style-name="P122"><text:span text:style-name="T41">8 — CLRNZ;</text:span></text:p>
            <text:p text:style-name="P122"><text:span text:style-name="T41">9 — SETNZ;</text:span></text:p>
            <text:p text:style-name="P122"><text:span text:style-name="T41">10 — CLRNC;</text:span></text:p>
            <text:p text:style-name="P122"><text:span text:style-name="T41">11 — SETNC;</text:span></text:p>
            <text:p text:style-name="P122"><text:span text:style-name="T41">12 — CLRNN;</text:span></text:p>
            <text:p text:style-name="P122"><text:span text:style-name="T41">13 — SETNN;</text:span></text:p>
            <text:p text:style-name="P122"><text:span text:style-name="T41">14 — CLRNV;</text:span></text:p>
            <text:p text:style-name="P122"><text:span text:style-name="T41">15 — SETNV;</text:span></text:p>
            <text:p text:style-name="P122"><text:span text:style-name="T41">18 — ОРС18;</text:span></text:p>
            <text:p text:style-name="P122"><text:span text:style-name="T41">19 — ОРС19;</text:span></text:p>
            <text:p text:style-name="P121"><text:span text:style-name="T41">20 — NZ, по умолчанию;</text:span></text:p>
            <text:p text:style-name="P122"><text:span text:style-name="T41">21 — /NZ;</text:span></text:p>
            <text:p text:style-name="P122"><text:span text:style-name="T41">22 — NV;</text:span></text:p>
            <text:p text:style-name="P122"><text:span text:style-name="T41">23 — /NV;</text:span></text:p>
            <text:p text:style-name="P122"><text:span text:style-name="T41">26 — NС;</text:span></text:p>
            <text:p text:style-name="P122"><text:span text:style-name="T41">27 — /NС;</text:span></text:p>
            <text:p text:style-name="P122"><text:span text:style-name="T41">30 — NN;</text:span></text:p>
            <text:p text:style-name="P122"><text:span text:style-name="T41">31 — /NN;</text:span></text:p>
            <text:p text:style-name="P122"><text:span text:style-name="T41">32 — ОРС32;</text:span></text:p>
            <text:p text:style-name="P122"><text:span text:style-name="T41">33 — ОРС33;</text:span></text:p>
            <text:p text:style-name="P122"><text:span text:style-name="T41">34 — ОРС34;</text:span></text:p>
            <text:p text:style-name="P122"><text:span text:style-name="T41">36 — MZ;</text:span></text:p>
            <text:p text:style-name="P122"><text:span text:style-name="T41">37 — /MZ;</text:span></text:p>
            <text:p text:style-name="P122"><text:span text:style-name="T41">38 — MV;</text:span></text:p>
            <text:p text:style-name="P122"><text:span text:style-name="T41">39 — /MV;</text:span></text:p>
            <text:p text:style-name="P122"><text:span text:style-name="T41">42 — МС;</text:span></text:p>
            <text:p text:style-name="P122"><text:span text:style-name="T41">43 — /МС;</text:span></text:p>
            <text:p text:style-name="P122"><text:span text:style-name="T41">46 — MN;</text:span></text:p>
            <text:p text:style-name="P122"><text:span text:style-name="T41">47 — /MN;</text:span></text:p>
            <text:p text:style-name="P122"><text:span text:style-name="T41">52 — IZ;</text:span></text:p>
            <text:p text:style-name="P122"><text:span text:style-name="T41">53 — /IZ;</text:span></text:p>
            <text:p text:style-name="P122"><text:span text:style-name="T41">54 — IV;</text:span></text:p>
            <text:p text:style-name="P122"><text:span text:style-name="T41">55 — /IV;</text:span></text:p>
            <text:p text:style-name="P122"><text:soft-page-break/><text:span text:style-name="T41">58 — IС;</text:span></text:p>
            <text:p text:style-name="P122"><text:span text:style-name="T41">59 — /IС;</text:span></text:p>
            <text:p text:style-name="P122"><text:span text:style-name="T41">62 — IN;</text:span></text:p>
            <text:p text:style-name="P122"><text:span text:style-name="T41">63 — /IN.</text:span></text:p>
            <text:p text:style-name="P121"><text:span text:style-name="T41"/></text:p>
          </table:table-cell>
        </table:table-row>
        <table:table-row table:style-name="Microbits.2">
          <table:table-cell table:style-name="Microbits.A2" office:value-type="string">
            <text:p text:style-name="P23">MOD</text:p>
          </table:table-cell>
          <table:table-cell table:style-name="Microbits.A2" office:value-type="string">
            <text:p text:style-name="P58">63</text:p>
          </table:table-cell>
          <table:table-cell table:style-name="Microbits.A2" office:value-type="string">
            <text:p text:style-name="P55">1</text:p>
          </table:table-cell>
          <table:table-cell table:style-name="Microbits.D2" office:value-type="string">
            <text:p text:style-name="P72">Режим привилегированных команд <text:span text:style-name="T11">002 и 032</text:span>, разрешающий обращение к специальным регистрам.</text:p>
            <text:p text:style-name="P72"/>
          </table:table-cell>
        </table:table-row>
        <table:table-row table:style-name="Microbits.2">
          <table:table-cell table:style-name="Microbits.A2" office:value-type="string">
            <text:p text:style-name="P24">PSHF</text:p>
          </table:table-cell>
          <table:table-cell table:style-name="Microbits.A2" office:value-type="string">
            <text:p text:style-name="P58">62-56</text:p>
          </table:table-cell>
          <table:table-cell table:style-name="Microbits.A2" office:value-type="string">
            <text:p text:style-name="P55">7</text:p>
          </table:table-cell>
          <table:table-cell table:style-name="Microbits.D2" office:value-type="string">
            <text:p text:style-name="P73">Параметр сдвига сдвигателя, задающий число сдвигов и направление.</text:p>
            <text:p text:style-name="P73"/>
          </table:table-cell>
        </table:table-row>
        <table:table-row table:style-name="Microbits.2">
          <table:table-cell table:style-name="Microbits.A2" office:value-type="string">
            <text:p text:style-name="P23">MNSA</text:p>
          </table:table-cell>
          <table:table-cell table:style-name="Microbits.A2" office:value-type="string">
            <text:p text:style-name="P58">62-61</text:p>
          </table:table-cell>
          <table:table-cell table:style-name="Microbits.A2" office:value-type="string">
            <text:p text:style-name="P55">2</text:p>
          </table:table-cell>
          <table:table-cell table:style-name="Microbits.D2" office:value-type="string">
            <text:p text:style-name="P127">Адрес источника номера модификатора. По умолчанию — отсутствующий источник (2).</text:p>
            <text:p text:style-name="P98"/>
            <text:p text:style-name="P99"><text:span text:style-name="T42">0 </text:span><text:span text:style-name="T41">—</text:span><text:span text:style-name="T42"> U, регистр исполнительного адреса;</text:span></text:p>
            <text:p text:style-name="P99"><text:span text:style-name="T42">1 </text:span><text:span text:style-name="T41">—</text:span><text:span text:style-name="T42"> IRA, поле модификатора команды;</text:span></text:p>
            <text:p text:style-name="P99"><text:span text:style-name="T42">3 </text:span><text:span text:style-name="T41">—</text:span><text:span text:style-name="T42"> МР, микропрограмма.</text:span></text:p>
            <text:p text:style-name="P99"><text:span text:style-name="T42"/></text:p>
          </table:table-cell>
        </table:table-row>
        <table:table-row table:style-name="Microbits.2">
          <table:table-cell table:style-name="Microbits.A2" office:value-type="string">
            <text:p text:style-name="P23">MODNM</text:p>
          </table:table-cell>
          <table:table-cell table:style-name="Microbits.A2" office:value-type="string">
            <text:p text:style-name="P58">60-56</text:p>
          </table:table-cell>
          <table:table-cell table:style-name="Microbits.A2" office:value-type="string">
            <text:p text:style-name="P55">5</text:p>
          </table:table-cell>
          <table:table-cell table:style-name="Microbits.D2" office:value-type="string">
            <text:p text:style-name="P73">Номер модификатора в группе регистров, используемый в микропрограмме.</text:p>
          </table:table-cell>
        </table:table-row>
        <table:table-row table:style-name="Microbits.2">
          <table:table-cell table:style-name="Microbits.A2" office:value-type="string">
            <text:p text:style-name="P89">DSRC</text:p>
          </table:table-cell>
          <table:table-cell table:style-name="Microbits.A2" office:value-type="string">
            <text:p text:style-name="P59">55-52</text:p>
          </table:table-cell>
          <table:table-cell table:style-name="Microbits.A2" office:value-type="string">
            <text:p text:style-name="P59">4</text:p>
          </table:table-cell>
          <table:table-cell table:style-name="Microbits.D2" office:value-type="string">
            <text:p text:style-name="P73">Управление источниками информации на шину D.</text:p>
          </table:table-cell>
        </table:table-row>
        <table:table-row table:style-name="Microbits.2">
          <table:table-cell table:style-name="Microbits.A2" office:value-type="string">
            <text:p text:style-name="P89">RTIME</text:p>
          </table:table-cell>
          <table:table-cell table:style-name="Microbits.A2" office:value-type="string">
            <text:p text:style-name="P59">55-52</text:p>
          </table:table-cell>
          <table:table-cell table:style-name="Microbits.A2" office:value-type="string">
            <text:p text:style-name="P59">4</text:p>
          </table:table-cell>
          <table:table-cell table:style-name="Microbits.D2" office:value-type="string">
            <text:p text:style-name="P74">Управление чтением информации с часов и таймера счетного времени <text:span text:style-name="T12">на шину У ЦП</text:span>.</text:p>
          </table:table-cell>
        </table:table-row>
        <table:table-row table:style-name="Microbits.2">
          <table:table-cell table:style-name="Microbits.A2" office:value-type="string">
            <text:p text:style-name="P89">WTIME</text:p>
          </table:table-cell>
          <table:table-cell table:style-name="Microbits.A2" office:value-type="string">
            <text:p text:style-name="P59">55-52</text:p>
          </table:table-cell>
          <table:table-cell table:style-name="Microbits.A2" office:value-type="string">
            <text:p text:style-name="P59">4</text:p>
          </table:table-cell>
          <table:table-cell table:style-name="Microbits.D2" office:value-type="string">
            <text:p text:style-name="P74">Управление записью информации в часы и таймер счетного времени <text:span text:style-name="T12">(вместе с WRD)</text:span>.</text:p>
          </table:table-cell>
        </table:table-row>
        <table:table-row table:style-name="Microbits.2">
          <table:table-cell table:style-name="Microbits.A2" office:value-type="string">
            <text:p text:style-name="P28">YDST</text:p>
          </table:table-cell>
          <table:table-cell table:style-name="Microbits.A2" office:value-type="string">
            <text:p text:style-name="P60">51-48</text:p>
          </table:table-cell>
          <table:table-cell table:style-name="Microbits.A2" office:value-type="string">
            <text:p text:style-name="P60">4</text:p>
          </table:table-cell>
          <table:table-cell table:style-name="Microbits.D2" office:value-type="string">
            <text:p text:style-name="P73">Управление приемниками информации с шины Y ЦП.</text:p>
          </table:table-cell>
        </table:table-row>
        <table:table-row table:style-name="Microbits.2">
          <table:table-cell table:style-name="Microbits.A2" office:value-type="string">
            <text:p text:style-name="P29">SHF</text:p>
          </table:table-cell>
          <table:table-cell table:style-name="Microbits.A2" office:value-type="string">
            <text:p text:style-name="P61">47-46</text:p>
          </table:table-cell>
          <table:table-cell table:style-name="Microbits.A2" office:value-type="string">
            <text:p text:style-name="P61">2</text:p>
          </table:table-cell>
          <table:table-cell table:style-name="Microbits.D2" office:value-type="string">
            <text:p text:style-name="P73">Код операции сдвигателя.</text:p>
          </table:table-cell>
        </table:table-row>
        <table:table-row table:style-name="Microbits.2">
          <table:table-cell table:style-name="Microbits.A2" office:value-type="string">
            <text:p text:style-name="P30">ARBI</text:p>
          </table:table-cell>
          <table:table-cell table:style-name="Microbits.A2" office:value-type="string">
            <text:p text:style-name="P62">45-4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73">Код операции арбитра общей шины.</text:p>
          </table:table-cell>
        </table:table-row>
        <table:table-row table:style-name="Microbits.2">
          <table:table-cell table:style-name="Microbits.A2" office:value-type="string">
            <text:p text:style-name="P31">RLD</text:p>
          </table:table-cell>
          <table:table-cell table:style-name="Microbits.A2" office:value-type="string">
            <text:p text:style-name="P63">41</text:p>
          </table:table-cell>
          <table:table-cell table:style-name="Microbits.A2" office:value-type="string">
            <text:p text:style-name="P63">1</text:p>
          </table:table-cell>
          <table:table-cell table:style-name="Microbits.D2" office:value-type="string">
            <text:p text:style-name="P74">Управление загрузкой регистра селектора адреса <text:span text:style-name="T12">СУАМ и ШФ шин У ЦП и D СУАМ</text:span>.</text:p>
          </table:table-cell>
        </table:table-row>
        <table:table-row table:style-name="Microbits.2">
          <table:table-cell table:style-name="Microbits.A2" office:value-type="string">
            <text:p text:style-name="P31">LЕТС</text:p>
          </table:table-cell>
          <table:table-cell table:style-name="Microbits.A2" office:value-type="string">
            <text:p text:style-name="P63">40</text:p>
          </table:table-cell>
          <table:table-cell table:style-name="Microbits.A2" office:value-type="string">
            <text:p text:style-name="P63">1</text:p>
          </table:table-cell>
          <table:table-cell table:style-name="Microbits.D2" office:value-type="string">
            <text:p text:style-name="P73">Управление прохождением признака ПИА на вход ПНА команд.</text:p>
          </table:table-cell>
        </table:table-row>
        <table:table-row table:style-name="Microbits.2">
          <table:table-cell table:style-name="Microbits.A2" office:value-type="string">
            <text:p text:style-name="P32">CYSTR</text:p>
          </table:table-cell>
          <table:table-cell table:style-name="Microbits.A2" office:value-type="string">
            <text:p text:style-name="P64">39-37</text:p>
          </table:table-cell>
          <table:table-cell table:style-name="Microbits.A2" office:value-type="string">
            <text:p text:style-name="P64">3</text:p>
          </table:table-cell>
          <table:table-cell table:style-name="Microbits.D2" office:value-type="string">
            <text:p text:style-name="P75">Управление длительностью тактового импульса. <text:span text:style-name="T13">По умолчанию — 500 нсек (5), 10 нанотактов.</text:span></text:p>
          </table:table-cell>
        </table:table-row>
        <table:table-row table:style-name="Microbits.2">
          <table:table-cell table:style-name="Microbits.A2" office:value-type="string">
            <text:p text:style-name="P33">SCI</text:p>
          </table:table-cell>
          <table:table-cell table:style-name="Microbits.A2" office:value-type="string">
            <text:p text:style-name="P64">36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6">Управление передачей условия на вход инкрементора регистра адреса микропрограммы. <text:span text:style-name="T14">Условие, выбираемое полем COND, подается на вход CI СУАМ ("жду").</text:span></text:p>
          </table:table-cell>
        </table:table-row>
        <table:table-row table:style-name="Microbits.2">
          <table:table-cell table:style-name="Microbits.A2" office:value-type="string">
            <text:p text:style-name="P88">ICI</text:p>
          </table:table-cell>
          <table:table-cell table:style-name="Microbits.A2" office:value-type="string">
            <text:p text:style-name="P64">35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3">Инверсия условия, передаваемого на вход инкрементора регистра адреса микропрограммы <text:span text:style-name="T15">(CI) СУАМ</text:span>.</text:p>
          </table:table-cell>
        </table:table-row>
        <table:table-row table:style-name="Microbits.2">
          <table:table-cell table:style-name="Microbits.A2" office:value-type="string">
            <text:p text:style-name="P88">IСС</text:p>
          </table:table-cell>
          <table:table-cell table:style-name="Microbits.A2" office:value-type="string">
            <text:p text:style-name="P64">34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84">Инверсия условий, выбираемых полем COND, управляющих последовательностью исполнения микрокоманд.</text:p>
          </table:table-cell>
        </table:table-row>
        <table:table-row table:style-name="Microbits.2">
          <table:table-cell table:style-name="Microbits.A2" office:value-type="string">
            <text:p text:style-name="P88">ISE</text:p>
          </table:table-cell>
          <table:table-cell table:style-name="Microbits.A2" office:value-type="string">
            <text:p text:style-name="P64">33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7">Разрешение внешних и внутренних прерываний. <text:span text:style-name="T16">Признак последней микроинструкции, разрешающий прохождение некоторых прерываний и копирование ТКК в ППК.</text:span></text:p>
          </table:table-cell>
        </table:table-row>
        <table:table-row table:style-name="Microbits.2">
          <table:table-cell table:style-name="Microbits.A2" office:value-type="string">
            <text:p text:style-name="P88">СЕМ</text:p>
          </table:table-cell>
          <table:table-cell table:style-name="Microbits.A2" office:value-type="string">
            <text:p text:style-name="P64">32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8">Разрешение записи в машинный регистр состояния <text:span text:style-name="T17">М СУСС</text:span>.</text:p>
          </table:table-cell>
        </table:table-row>
        <table:table-row table:style-name="Microbits.2">
          <table:table-cell table:style-name="Microbits.A2" office:value-type="string">
            <text:p text:style-name="P88">CEN</text:p>
          </table:table-cell>
          <table:table-cell table:style-name="Microbits.A2" office:value-type="string">
            <text:p text:style-name="P64">31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8">Разрешение записи в микромашинный регистр состояния <text:span text:style-name="T17">N СУСС</text:span>.</text:p>
          </table:table-cell>
        </table:table-row>
        <table:table-row table:style-name="Microbits.2">
          <table:table-cell table:style-name="Microbits.A2" office:value-type="string">
            <text:p text:style-name="P88">CSM</text:p>
          </table:table-cell>
          <table:table-cell table:style-name="Microbits.A2" office:value-type="string">
            <text:p text:style-name="P64">30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3">Управление обращением к ОЗУ модификаторов.</text:p>
          </table:table-cell>
        </table:table-row>
        <text:soft-page-break/>
        <table:table-row table:style-name="Microbits.2">
          <table:table-cell table:style-name="Microbits.A2" office:value-type="string">
            <text:p text:style-name="P88">WЕМ</text:p>
          </table:table-cell>
          <table:table-cell table:style-name="Microbits.A2" office:value-type="string">
            <text:p text:style-name="P64">29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3">Разрешение записи в ОЗУ модификаторов.</text:p>
          </table:table-cell>
        </table:table-row>
        <table:table-row table:style-name="Microbits.2">
          <table:table-cell table:style-name="Microbits.A2" office:value-type="string">
            <text:p text:style-name="P88">ЕСВ</text:p>
          </table:table-cell>
          <table:table-cell table:style-name="Microbits.A2" office:value-type="string">
            <text:p text:style-name="P64">28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8"><text:span text:style-name="T17">Выбор</text:span> канал<text:span text:style-name="T17">а</text:span> B БОИ данных.</text:p>
          </table:table-cell>
        </table:table-row>
        <table:table-row table:style-name="Microbits.2">
          <table:table-cell table:style-name="Microbits.A2" office:value-type="string">
            <text:p text:style-name="P88">WRB</text:p>
          </table:table-cell>
          <table:table-cell table:style-name="Microbits.A2" office:value-type="string">
            <text:p text:style-name="P64">27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3"><text:span text:style-name="T19">З</text:span>апись по каналу B в БОИ данных и БОИ тега.</text:p>
          </table:table-cell>
        </table:table-row>
        <table:table-row table:style-name="Microbits.2">
          <table:table-cell table:style-name="Microbits.A2" office:value-type="string">
            <text:p text:style-name="P88">BRA</text:p>
          </table:table-cell>
          <table:table-cell table:style-name="Microbits.A2" office:value-type="string">
            <text:p text:style-name="P64">26-25</text:p>
          </table:table-cell>
          <table:table-cell table:style-name="Microbits.A2" office:value-type="string">
            <text:p text:style-name="P64">2</text:p>
          </table:table-cell>
          <table:table-cell table:style-name="Microbits.D2" office:value-type="string">
            <text:p text:style-name="P117">Адрес регистра канала B БОИ даннных и БОИ тега. <text:span text:style-name="T20">По умолчанию</text:span><text:span text:style-name="T25"> </text:span><text:span text:style-name="T20">—</text:span><text:span text:style-name="T25"> </text:span><text:span text:style-name="T20">3 (чтобы не было случайной записи в RG0).</text:span></text:p>
          </table:table-cell>
        </table:table-row>
        <table:table-row table:style-name="Microbits.2">
          <table:table-cell table:style-name="Microbits.A2" office:value-type="string">
            <text:p text:style-name="P88">ЕСА</text:p>
          </table:table-cell>
          <table:table-cell table:style-name="Microbits.A2" office:value-type="string">
            <text:p text:style-name="P64">24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79"><text:span text:style-name="T18">Выбор</text:span> канал<text:span text:style-name="T18">а</text:span> A БОИ данных.</text:p>
          </table:table-cell>
        </table:table-row>
        <table:table-row table:style-name="Microbits.2">
          <table:table-cell table:style-name="Microbits.A2" office:value-type="string">
            <text:p text:style-name="P88">WRA</text:p>
          </table:table-cell>
          <table:table-cell table:style-name="Microbits.A2" office:value-type="string">
            <text:p text:style-name="P64">23</text:p>
          </table:table-cell>
          <table:table-cell table:style-name="Microbits.A2" office:value-type="string">
            <text:p text:style-name="P64">1</text:p>
          </table:table-cell>
          <table:table-cell table:style-name="Microbits.D2" office:value-type="string">
            <text:p text:style-name="P80"><text:span text:style-name="T19">З</text:span>апись по каналу A в БОИ данных. </text:p>
          </table:table-cell>
        </table:table-row>
        <table:table-row table:style-name="Microbits.2">
          <table:table-cell table:style-name="Microbits.A2" office:value-type="string">
            <text:p text:style-name="P88">ARA</text:p>
          </table:table-cell>
          <table:table-cell table:style-name="Microbits.A2" office:value-type="string">
            <text:p text:style-name="P64">22-21</text:p>
          </table:table-cell>
          <table:table-cell table:style-name="Microbits.A2" office:value-type="string">
            <text:p text:style-name="P64">2</text:p>
          </table:table-cell>
          <table:table-cell table:style-name="Microbits.D2" office:value-type="string">
            <text:p text:style-name="P117">Адрес регистра канала A БОИ даннных. <text:span text:style-name="T21">По умолчанию</text:span><text:span text:style-name="T25"> </text:span><text:span text:style-name="T21">—</text:span><text:span text:style-name="T25"> </text:span><text:span text:style-name="T21">3 (чтобы не было случайной записи в RG0).</text:span></text:p>
          </table:table-cell>
        </table:table-row>
        <table:table-row table:style-name="Microbits.2">
          <table:table-cell table:style-name="Microbits.A2" office:value-type="string">
            <text:p text:style-name="P27">YDEV</text:p>
          </table:table-cell>
          <table:table-cell table:style-name="Microbits.A2" office:value-type="string">
            <text:p text:style-name="P65">20-18</text:p>
          </table:table-cell>
          <table:table-cell table:style-name="Microbits.A2" office:value-type="string">
            <text:p text:style-name="P65">3</text:p>
          </table:table-cell>
          <table:table-cell table:style-name="Microbits.D2" office:value-type="string">
            <text:p text:style-name="P117">Выбор источника или приемника информации с шины Y,<text:span text:style-name="T22"> управление</text:span><text:span text:style-name="T25"> </text:span><text:span text:style-name="T22">—</text:span><text:span text:style-name="T25"> </text:span><text:span text:style-name="T22">WRY</text:span>.</text:p>
          </table:table-cell>
        </table:table-row>
        <table:table-row table:style-name="Microbits.2">
          <table:table-cell table:style-name="Microbits.A2" office:value-type="string">
            <text:p text:style-name="P27">YDEV<text:span text:style-name="T5">T</text:span></text:p>
          </table:table-cell>
          <table:table-cell table:style-name="Microbits.A2" office:value-type="string">
            <text:p text:style-name="P65">20-18</text:p>
          </table:table-cell>
          <table:table-cell table:style-name="Microbits.A2" office:value-type="string">
            <text:p text:style-name="P65">3</text:p>
          </table:table-cell>
          <table:table-cell table:style-name="Microbits.D2" office:value-type="string">
            <text:p text:style-name="P81">Выбор регистров БОИ тега, <text:span text:style-name="T23">управление — WRB</text:span>.</text:p>
          </table:table-cell>
        </table:table-row>
        <table:table-row table:style-name="Microbits.2">
          <table:table-cell table:style-name="Microbits.A2" office:value-type="string">
            <text:p text:style-name="P87">WRY</text:p>
          </table:table-cell>
          <table:table-cell table:style-name="Microbits.A2" office:value-type="string">
            <text:p text:style-name="P66">17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73"><text:span text:style-name="T24">З</text:span>апись в источники или приемники шины Y.</text:p>
          </table:table-cell>
        </table:table-row>
        <table:table-row table:style-name="Microbits.2">
          <table:table-cell table:style-name="Microbits.A2" office:value-type="string">
            <text:p text:style-name="P87">DDEV</text:p>
          </table:table-cell>
          <table:table-cell table:style-name="Microbits.A2" office:value-type="string">
            <text:p text:style-name="P66">16-14</text:p>
          </table:table-cell>
          <table:table-cell table:style-name="Microbits.A2" office:value-type="string">
            <text:p text:style-name="P66">3</text:p>
          </table:table-cell>
          <table:table-cell table:style-name="Microbits.D2" office:value-type="string">
            <text:p text:style-name="P117">Выбор источника или приемника информации с шины D, <text:span text:style-name="T25">управление — WRD</text:span>.</text:p>
          </table:table-cell>
        </table:table-row>
        <table:table-row table:style-name="Microbits.2">
          <table:table-cell table:style-name="Microbits.A2" office:value-type="string">
            <text:p text:style-name="P87">YDTIM</text:p>
          </table:table-cell>
          <table:table-cell table:style-name="Microbits.A2" office:value-type="string">
            <text:p text:style-name="P66">16-14</text:p>
          </table:table-cell>
          <table:table-cell table:style-name="Microbits.A2" office:value-type="string">
            <text:p text:style-name="P66">3</text:p>
          </table:table-cell>
          <table:table-cell table:style-name="Microbits.D2" office:value-type="string">
            <text:p text:style-name="P82">Выбор часов и таймера счетного времени, <text:span text:style-name="T26">управление — RTIME, WTIME, WRD</text:span>. </text:p>
          </table:table-cell>
        </table:table-row>
        <table:table-row table:style-name="Microbits.2">
          <table:table-cell table:style-name="Microbits.A2" office:value-type="string">
            <text:p text:style-name="P87">WRD</text:p>
          </table:table-cell>
          <table:table-cell table:style-name="Microbits.A2" office:value-type="string">
            <text:p text:style-name="P66">13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73">Управление записью в источники или приемники шины D.</text:p>
          </table:table-cell>
        </table:table-row>
        <table:table-row table:style-name="Microbits.2">
          <table:table-cell table:style-name="Microbits.A2" office:value-type="string">
            <text:p text:style-name="P87">IОМР</text:p>
          </table:table-cell>
          <table:table-cell table:style-name="Microbits.A2" office:value-type="string">
            <text:p text:style-name="P66">12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73">Выбор блока обмена с ПП, дешифратора триггеров признаков <text:span text:style-name="T27">(0)</text:span> или управляющих сигналов часов и таймера счетного времени <text:span text:style-name="T27">(1).</text:span></text:p>
          </table:table-cell>
        </table:table-row>
        <table:table-row table:style-name="Microbits.2">
          <table:table-cell table:style-name="Microbits.A2" office:value-type="string">
            <text:p text:style-name="P26">FFCNT</text:p>
          </table:table-cell>
          <table:table-cell table:style-name="Microbits.A2" office:value-type="string">
            <text:p text:style-name="P67">11-7</text:p>
          </table:table-cell>
          <table:table-cell table:style-name="Microbits.A2" office:value-type="string">
            <text:p text:style-name="P67">5</text:p>
          </table:table-cell>
          <table:table-cell table:style-name="Microbits.D2" office:value-type="string">
            <text:p text:style-name="P118">Установка/сброс триггеров признаков или управляющие сигналы <text:span text:style-name="T28">А1,</text:span><text:span text:style-name="T25"> </text:span><text:span text:style-name="T28">А0 </text:span>для обращения к часам и таймеру.</text:p>
          </table:table-cell>
        </table:table-row>
        <table:table-row table:style-name="Microbits.2">
          <table:table-cell table:style-name="Microbits.A2" office:value-type="string">
            <text:p text:style-name="P26">MPADR</text:p>
          </table:table-cell>
          <table:table-cell table:style-name="Microbits.A2" office:value-type="string">
            <text:p text:style-name="P67">10-7</text:p>
          </table:table-cell>
          <table:table-cell table:style-name="Microbits.A2" office:value-type="string">
            <text:p text:style-name="P67">4</text:p>
          </table:table-cell>
          <table:table-cell table:style-name="Microbits.D2" office:value-type="string">
            <text:p text:style-name="P73">Адрес регистра в блоке обмена с ПП.</text:p>
          </table:table-cell>
        </table:table-row>
        <table:table-row table:style-name="Microbits.2">
          <table:table-cell table:style-name="Microbits.A2" office:value-type="string">
            <text:p text:style-name="P25">COND</text:p>
          </table:table-cell>
          <table:table-cell table:style-name="Microbits.A2" office:value-type="string">
            <text:p text:style-name="P68">6-2</text:p>
          </table:table-cell>
          <table:table-cell table:style-name="Microbits.A2" office:value-type="string">
            <text:p text:style-name="P68">5</text:p>
          </table:table-cell>
          <table:table-cell table:style-name="Microbits.D2" office:value-type="string">
            <text:p text:style-name="P73">Выбор условия, подлежащего проверке.</text:p>
          </table:table-cell>
        </table:table-row>
        <table:table-row table:style-name="Microbits.2">
          <table:table-cell table:style-name="Microbits.A2" office:value-type="string">
            <text:p text:style-name="P25">MPS</text:p>
          </table:table-cell>
          <table:table-cell table:style-name="Microbits.A2" office:value-type="string">
            <text:p text:style-name="P68">1</text:p>
          </table:table-cell>
          <table:table-cell table:style-name="Microbits.A2" office:value-type="string">
            <text:p text:style-name="P68">1</text:p>
          </table:table-cell>
          <table:table-cell table:style-name="Microbits.D2" office:value-type="string">
            <text:p text:style-name="P83">Управление выбором источника параметра сдвига. <text:span text:style-name="T28">Задание параметра сдвига из микропрограммы, 56-62 разряды (1) или из регистра параметра сдвига (0).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ndaleMono1" svg:font-family="AndaleMono" style:font-family-generic="roma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AndaleMono" svg:font-family="AndaleMo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043cm" draw:rotation="900"/>
    <draw:hatch draw:name="Hatch_20_2" draw:display-name="Hatch 2" draw:style="single" draw:color="#000080" draw:distance="0.028cm" draw:rotation="900"/>
    <draw:hatch draw:name="Hatch_20_3" draw:display-name="Hatch 3" draw:style="single" draw:color="#000080" draw:distance="0.058cm" draw:rotation="900"/>
    <draw:hatch draw:name="Hatch_20_4" draw:display-name="Hatch 4" draw:style="single" draw:color="#000000" draw:distance="0.072cm" draw:rotation="900"/>
    <draw:hatch draw:name="Hatch_20_5" draw:display-name="Hatch 5" draw:style="single" draw:color="#000000" draw:distance="0.058cm" draw:rotation="90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.101cm" fo:margin-bottom="0.101cm" style:contextual-spacing="false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left="0.102cm" fo:margin-right="0.102cm" fo:text-indent="0.102cm" style:auto-text-indent="false">
        <style:tab-stops>
          <style:tab-stop style:position="0.254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loext:contextual-spacing="false" fo:margin-left="4.001cm" fo:margin-right="0cm" fo:margin-top="0cm" fo:margin-bottom="0cm" style:contextual-spacing="false" fo:text-indent="0cm" style:auto-text-indent="false" style:page-number="auto" style:border-line-width-left="0.002cm 0.088cm 0.002cm" fo:padding="0.25cm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Код" style:family="paragraph" style:parent-style-name="Text_20_body" style:class="text">
      <style:text-properties style:font-name="Lucida Sans Typewriter" fo:font-size="9pt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loext:contextual-spacing="false" fo:margin-left="1.436cm" fo:margin-right="0cm" fo:margin-top="0cm" fo:margin-bottom="0.113cm" style:contextual-spacing="false" fo:text-indent="-0.635cm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127cm" text:min-label-distance="0.127cm"/>
      </text:list-level-style-number>
      <text:list-level-style-number text:level="2" text:style-name="Numbering_20_Symbols" style:num-prefix=" " style:num-suffix="." style:num-format="1" text:display-levels="2">
        <style:list-level-properties text:min-label-width="0.254cm" text:min-label-distance="0.254cm"/>
      </text:list-level-style-number>
      <text:list-level-style-number text:level="3" text:style-name="Numbering_20_Symbols" style:num-prefix=" " style:num-suffix=")" style:num-format="a">
        <style:list-level-properties text:min-label-width="0.127cm" text:min-label-distance="0.127cm"/>
      </text:list-level-style-number>
      <text:list-level-style-bullet text:level="4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5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6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7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8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9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10" text:style-name="Bullet_20_Symbols" text:bullet-char="•">
        <style:list-level-properties text:min-label-width="0.127cm" text:min-label-distance="0.127cm"/>
        <style:text-properties style:font-name="StarSymbol1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127cm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1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3.001cm" text:min-label-width="1.499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3.001cm" text:min-label-width="1.499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9.001cm" text:min-label-width="1.499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12.002cm" text:min-label-width="1.499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15.002cm" text:min-label-width="1.499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18.003cm" text:min-label-width="1.499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21.003cm" text:min-label-width="1.499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24.003cm" text:min-label-width="1.499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27.004cm" text:min-label-width="1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MacOSX_x86 LibreOffice_project/4c82dcdd6efcd48b1d8bba66bfe1989deee49c3</meta:generator>
    <meta:initial-creator>Serge Vakulenko</meta:initial-creator>
    <meta:creation-date>2008-05-28T18:42:01</meta:creation-date>
    <dc:date>2016-10-07T23:44:13</dc:date>
    <meta:printed-by>Serge Vakulenko</meta:printed-by>
    <meta:print-date>2008-09-22T16:14:44</meta:print-date>
    <meta:editing-cycles>856</meta:editing-cycles>
    <meta:editing-duration>P6DT16H14M37S</meta:editing-duration>
    <meta:document-statistic meta:table-count="7" meta:image-count="0" meta:object-count="0" meta:page-count="10" meta:paragraph-count="607" meta:word-count="2591" meta:character-count="16203" meta:non-whitespace-character-count="12893"/>
    <meta:user-defined meta:name="Поле 1"/>
    <meta:user-defined meta:name="Поле 2"/>
    <meta:user-defined meta:name="Поле 3"/>
    <meta:user-defined meta:name="Поле 4"/>
  </office:meta>
</office:document-meta>
</file>